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apple-system" svg:font-family="-apple-system"/>
    <style:font-face style:name="Roboto" svg:font-family="Roboto"/>
    <style:font-face style:name="-webkit-standard" svg:font-family="-webkit-standard"/>
    <style:font-face style:name="&quot;Open Sans&quot;" svg:font-family="&quot;&quot;Open Sans&quot;&quot;"/>
    <style:font-face style:name="Inconsolata" svg:font-family="Inconsolat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top" fo:wrap-option="wrap"/>
      <style:text-properties style:font-name="Helvetica" style:font-name-asian="Helvetica" style:font-name-complex="Helvetica" fo:font-size="12pt" style:font-size-asian="12pt" style:font-size-complex="12pt" fo:font-weight="bold" style:font-weight-asian="bold" style:font-weight-complex="bold"/>
    </style:style>
    <style:style style:name="ce3" style:family="table-cell" style:parent-style-name="Default" style:data-style-name="N0">
      <style:text-properties fo:color="#000000" fo:font-size="12pt" style:font-size-asian="12pt" style:font-size-complex="12pt"/>
    </style:style>
    <style:style style:name="ce4"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style:style>
    <style:style style:name="ce5" style:family="table-cell" style:parent-style-name="Default" style:data-style-name="N0">
      <style:table-cell-properties style:vertical-align="automatic" fo:wrap-option="wrap"/>
      <style:text-properties fo:color="#24292E" style:font-name="Helvetica" style:font-name-asian="Helvetica" style:font-name-complex="Helvetica" fo:font-size="9pt" style:font-size-asian="9pt" style:font-size-complex="9pt"/>
    </style:style>
    <style:style style:name="ce6"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fo:border="thin solid #000000" style:vertical-align="automatic"/>
      <style:text-properties fo:color="#000000" fo:font-weight="bold" style:font-weight-asian="bold" style:font-weight-complex="bold"/>
    </style:style>
    <style:style style:name="ce8" style:family="table-cell" style:parent-style-name="Default" style:data-style-name="N0">
      <style:table-cell-properties fo:border="thin solid #000000" style:vertical-align="automatic" fo:wrap-option="wrap"/>
      <style:text-properties fo:color="#000000"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style>
    <style:style style:name="ce10"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1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2" style:family="table-cell" style:parent-style-name="Default" style:data-style-name="N0">
      <style:table-cell-properties fo:border-top="none" fo:border-bottom="none" fo:border-left="thin solid #000000" fo:border-right="thin solid #000000"/>
      <style:text-properties fo:color="#000000"/>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style:style>
    <style:style style:name="ce14" style:family="table-cell" style:parent-style-name="Default" style:data-style-name="N0">
      <style:table-cell-properties style:vertical-align="automatic" fo:background-color="#4F81BD"/>
      <style:text-properties fo:color="#000000"/>
    </style:style>
    <style:style style:name="ce15"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style>
    <style:style style:name="ce16" style:family="table-cell" style:parent-style-name="Default" style:data-style-name="N0">
      <style:table-cell-properties fo:border-top="none" fo:border-bottom="none" fo:border-left="thin solid #000000" fo:border-right="thin solid #000000" style:vertical-align="automatic"/>
      <style:text-properties fo:color="#000000"/>
    </style:style>
    <style:style style:name="ce17" style:family="table-cell" style:parent-style-name="Default" style:data-style-name="N0">
      <style:table-cell-properties fo:border="thin solid #000000" style:vertical-align="top" fo:wrap-option="wrap"/>
      <style:text-properties fo:color="#4F81BD"/>
    </style:style>
    <style:style style:name="ce18" style:family="table-cell" style:parent-style-name="Default" style:data-style-name="N0">
      <style:table-cell-properties style:vertical-align="automatic" fo:background-color="#FCE8B2"/>
      <style:text-properties fo:color="#000000"/>
    </style:style>
    <style:style style:name="ce19"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20" style:family="table-cell" style:parent-style-name="Default" style:data-style-name="N0">
      <style:table-cell-properties fo:border-top="thin solid #000000" fo:border-bottom="none" fo:border-left="none" fo:border-right="thin solid #000000" style:vertical-align="top" fo:wrap-option="wrap"/>
      <style:text-properties fo:color="#4F81BD"/>
    </style:style>
    <style:style style:name="ce21"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style>
    <style:style style:name="ce22"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style>
    <style:style style:name="ce23" style:family="table-cell" style:parent-style-name="Default" style:data-style-name="N0">
      <style:table-cell-properties fo:border-top="thin solid #000000" fo:border-bottom="none" fo:border-left="thin solid #000000" fo:border-right="thin solid #000000"/>
      <style:text-properties fo:color="#000000"/>
    </style:style>
    <style:style style:name="ce24" style:family="table-cell" style:parent-style-name="Default" style:data-style-name="N0">
      <style:table-cell-properties fo:border-top="thin solid #000000" fo:border-bottom="none" fo:border-left="thin solid #000000" fo:border-right="thin solid #000000" style:vertical-align="automatic"/>
      <style:text-properties fo:color="#000000"/>
    </style:style>
    <style:style style:name="ce25"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style:style>
    <style:style style:name="ce26" style:family="table-cell" style:parent-style-name="Default" style:data-style-name="N0">
      <style:table-cell-properties style:vertical-align="top" fo:wrap-option="wrap"/>
      <style:text-properties style:font-name="Helvetica" style:font-name-asian="Helvetica" style:font-name-complex="Helvetica" fo:font-size="9pt" style:font-size-asian="9pt" style:font-size-complex="9pt"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28"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29" style:family="table-cell" style:parent-style-name="Default" style:data-style-name="N0">
      <style:table-cell-properties fo:border-top="none" fo:border-bottom="none" fo:border-left="none" fo:border-right="thin solid #000000" style:vertical-align="top" fo:wrap-option="wrap"/>
      <style:text-properties fo:color="#4F81BD"/>
    </style:style>
    <style:style style:name="ce30" style:family="table-cell" style:parent-style-name="Default" style:data-style-name="N0">
      <style:table-cell-properties fo:border-top="none" fo:border-bottom="none" fo:border-left="thin solid #000000" fo:border-right="thin solid #000000" style:vertical-align="automatic" fo:wrap-option="wrap"/>
      <style:text-properties fo:color="#000000"/>
    </style:style>
    <style:style style:name="ce31" style:family="table-cell" style:parent-style-name="Default" style:data-style-name="N0">
      <style:table-cell-properties style:vertical-align="automatic"/>
      <style:text-properties style:font-name="Roboto" style:font-name-asian="Roboto" style:font-name-complex="Roboto"/>
    </style:style>
    <style:style style:name="ce32"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style>
    <style:style style:name="ce33" style:family="table-cell" style:parent-style-name="Default" style:data-style-name="N0">
      <style:table-cell-properties style:vertical-align="top" fo:wrap-option="wrap"/>
      <style:text-properties style:font-name="-webkit-standard" style:font-name-asian="-webkit-standard" style:font-name-complex="-webkit-standard" fo:font-size="9pt" style:font-size-asian="9pt" style:font-size-complex="9pt"/>
    </style:style>
    <style:style style:name="ce3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style>
    <style:style style:name="ce35"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36" style:family="table-cell" style:parent-style-name="Default" style:data-style-name="N0">
      <style:table-cell-properties style:vertical-align="top" fo:wrap-option="wrap"/>
      <style:text-properties fo:color="#000000" style:font-name="Helvetica" style:font-name-asian="Helvetica" style:font-name-complex="Helvetica" fo:font-size="9pt" style:font-size-asian="9pt" style:font-size-complex="9pt"/>
    </style:style>
    <style:style style:name="ce37" style:family="table-cell" style:parent-style-name="Default" style:data-style-name="N0">
      <style:table-cell-properties style:vertical-align="automatic" fo:background-color="#FFFFFF"/>
      <style:text-properties style:font-name="Roboto" style:font-name-asian="Roboto" style:font-name-complex="Roboto"/>
    </style:style>
    <style:style style:name="ce38" style:family="table-cell" style:parent-style-name="Default" style:data-style-name="N0">
      <style:table-cell-properties style:vertical-align="top" fo:wrap-option="wrap"/>
      <style:text-properties fo:color="#000000"/>
    </style:style>
    <style:style style:name="ce39" style:family="table-cell" style:parent-style-name="Default" style:data-style-name="N0">
      <style:table-cell-properties fo:border-top="none" fo:border-bottom="thin solid #000000" fo:border-left="thin solid #000000" fo:border-right="thin solid #000000"/>
      <style:text-properties fo:color="#000000"/>
    </style:style>
    <style:style style:name="ce40" style:family="table-cell" style:parent-style-name="Default" style:data-style-name="N0">
      <style:table-cell-properties style:vertical-align="top" fo:wrap-option="wrap"/>
      <style:text-properties fo:color="#000000"/>
    </style:style>
    <style:style style:name="ce41" style:family="table-cell" style:parent-style-name="Default" style:data-style-name="N0">
      <style:table-cell-properties fo:border-top="none" fo:border-bottom="thin solid #000000" fo:border-left="none" fo:border-right="thin solid #000000" style:vertical-align="automatic"/>
      <style:text-properties fo:color="#000000"/>
    </style:style>
    <style:style style:name="ce42" style:family="table-cell" style:parent-style-name="Default" style:data-style-name="N0">
      <style:table-cell-properties style:vertical-align="automatic" fo:wrap-option="wrap"/>
      <style:text-properties fo:color="#000000"/>
    </style:style>
    <style:style style:name="ce43"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style>
    <style:style style:name="ce44"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46" style:family="table-cell" style:parent-style-name="Default" style:data-style-name="N0">
      <style:table-cell-properties fo:border-top="none" fo:border-bottom="thin solid #000000" fo:border-left="none" fo:border-right="thin solid #000000" style:vertical-align="top" fo:wrap-option="wrap"/>
      <style:text-properties fo:color="#4F81BD"/>
    </style:style>
    <style:style style:name="ce47" style:family="table-cell" style:parent-style-name="Default" style:data-style-name="N0">
      <style:table-cell-properties fo:border="thin solid #000000" style:vertical-align="top" fo:wrap-option="wrap" style:repeat-content="false"/>
      <style:paragraph-properties fo:text-align="start" fo:margin-left="0cm"/>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style>
    <style:style style:name="ce49"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50"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style>
    <style:style style:name="ce51" style:family="table-cell" style:parent-style-name="Default" style:data-style-name="N0">
      <style:table-cell-properties fo:border="thin solid #000000" style:vertical-align="top" fo:wrap-option="wrap"/>
    </style:style>
    <style:style style:name="ce52" style:family="table-cell" style:parent-style-name="Default" style:data-style-name="N0">
      <style:table-cell-properties fo:border="thin solid #000000" style:vertical-align="top" fo:wrap-option="wrap" style:repeat-content="false"/>
      <style:paragraph-properties fo:text-align="start" fo:margin-left="0cm"/>
      <style:text-properties fo:color="#FF0000"/>
    </style:style>
    <style:style style:name="ce53" style:family="table-cell" style:parent-style-name="Default" style:data-style-name="N0">
      <style:table-cell-properties fo:border-top="thin solid #000000" fo:border-bottom="thin solid #000000" fo:border-left="thin solid #000000" fo:border-right="none" style:vertical-align="top" fo:wrap-option="wrap"/>
      <style:text-properties fo:color="#0000FF"/>
    </style:style>
    <style:style style:name="ce54" style:family="table-cell" style:parent-style-name="Default" style:data-style-name="N0">
      <style:table-cell-properties fo:border-top="none" fo:border-bottom="none" fo:border-left="thin solid #000000" fo:border-right="none" style:vertical-align="top" fo:wrap-option="wrap"/>
    </style:style>
    <style:style style:name="ce55" style:family="table-cell" style:parent-style-name="Default" style:data-style-name="N0">
      <style:table-cell-properties style:vertical-align="top" style:repeat-content="false"/>
      <style:paragraph-properties fo:text-align="start" fo:margin-left="0cm"/>
      <style:text-properties fo:color="#000000"/>
    </style:style>
    <style:style style:name="ce56" style:family="table-cell" style:parent-style-name="Default" style:data-style-name="N0">
      <style:table-cell-properties fo:border-top="none" fo:border-bottom="none" fo:border-left="none" fo:border-right="thin solid #000000" style:vertical-align="automatic"/>
      <style:text-properties fo:color="#000000"/>
    </style:style>
    <style:style style:name="ce57" style:family="table-cell" style:parent-style-name="Default" style:data-style-name="N0">
      <style:table-cell-properties style:vertical-align="top" fo:wrap-option="wrap" fo:background-color="#FFFFFF" style:repeat-content="false"/>
      <style:paragraph-properties fo:text-align="start" fo:margin-left="0cm"/>
    </style:style>
    <style:style style:name="ce58" style:family="table-cell" style:parent-style-name="Default" style:data-style-name="N0">
      <style:table-cell-properties style:vertical-align="automatic" fo:wrap-option="wrap" style:repeat-content="false"/>
      <style:paragraph-properties fo:text-align="start" fo:margin-left="0cm"/>
      <style:text-properties fo:color="#333333" style:font-name="Roboto" style:font-name-asian="Roboto" style:font-name-complex="Roboto"/>
    </style:style>
    <style:style style:name="ce5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6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61" style:family="table-cell" style:parent-style-name="Default" style:data-style-name="N0">
      <style:table-cell-properties style:vertical-align="automatic" fo:wrap-option="wrap"/>
      <style:text-properties fo:color="#000000"/>
    </style:style>
    <style:style style:name="ce62"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63" style:family="table-cell" style:parent-style-name="Default" style:data-style-name="N0">
      <style:table-cell-properties style:vertical-align="top" fo:wrap-option="wrap"/>
      <style:text-properties fo:color="#000000" fo:font-weight="bold" style:font-weight-asian="bold" style:font-weight-complex="bold"/>
    </style:style>
    <style:style style:name="ce64" style:family="table-cell" style:parent-style-name="Default" style:data-style-name="N0">
      <style:table-cell-properties style:vertical-align="automatic"/>
      <style:text-properties fo:color="#000000" fo:font-weight="bold" style:font-weight-asian="bold" style:font-weight-complex="bold"/>
    </style:style>
    <style:style style:name="ce65" style:family="table-cell" style:parent-style-name="Default" style:data-style-name="N0">
      <style:table-cell-properties style:vertical-align="top" fo:wrap-option="wrap"/>
      <style:text-properties fo:color="#000000" fo:font-style="italic" style:font-style-asian="italic" style:font-style-complex="italic"/>
    </style:style>
    <style:style style:name="ce66" style:family="table-cell" style:parent-style-name="Default" style:data-style-name="N0">
      <style:table-cell-properties style:vertical-align="automatic"/>
      <style:text-properties fo:color="#000000"/>
    </style:style>
    <style:style style:name="ce67"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style>
    <style:style style:name="ce68"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style>
    <style:style style:name="ce69" style:family="table-cell" style:parent-style-name="Default" style:data-style-name="N0">
      <style:table-cell-properties style:vertical-align="top" fo:wrap-option="wrap" style:repeat-content="false"/>
      <style:paragraph-properties fo:text-align="center"/>
      <style:text-properties fo:color="#000000"/>
    </style:style>
    <style:style style:name="ce70"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style>
    <style:style style:name="ce71" style:family="table-cell" style:parent-style-name="Default" style:data-style-name="N0">
      <style:table-cell-properties fo:border-top="none" fo:border-bottom="thin solid #000000" fo:border-left="thin solid #000000" fo:border-right="thin solid #000000" style:vertical-align="automatic"/>
      <style:text-properties fo:color="#000000"/>
    </style:style>
    <style:style style:name="ce72" style:family="table-cell" style:parent-style-name="Default" style:data-style-name="N0">
      <style:table-cell-properties fo:border-top="thin solid #000000" fo:border-bottom="none" fo:border-left="none" fo:border-right="none"/>
      <style:text-properties fo:color="#000000"/>
    </style:style>
    <style:style style:name="ce73"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4" style:family="table-cell" style:parent-style-name="Default" style:data-style-name="N0">
      <style:table-cell-properties fo:border-top="thin solid #000000" fo:border-bottom="none" fo:border-left="none" fo:border-right="none" style:vertical-align="automatic"/>
      <style:text-properties fo:color="#000000"/>
    </style:style>
    <style:style style:name="ce7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style>
    <style:style style:name="ce76" style:family="table-cell" style:parent-style-name="Default" style:data-style-name="N0">
      <style:table-cell-properties fo:border-top="none" fo:border-bottom="none" fo:border-left="thin solid #000000" fo:border-right="thin solid #000000"/>
      <style:text-properties fo:color="#000000"/>
    </style:style>
    <style:style style:name="ce77" style:family="table-cell" style:parent-style-name="Default" style:data-style-name="N0">
      <style:table-cell-properties fo:border-top="none" fo:border-bottom="thin solid #000000" fo:border-left="thin solid #000000" fo:border-right="thin solid #000000"/>
      <style:text-properties fo:color="#000000"/>
    </style:style>
    <style:style style:name="ce78"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color="#000000"/>
    </style:style>
    <style:style style:name="ce79" style:family="table-cell" style:parent-style-name="Default" style:data-style-name="N0">
      <style:table-cell-properties fo:border-top="thin solid #000000" fo:border-bottom="thin solid #000000" fo:border-left="none" fo:border-right="none"/>
      <style:text-properties fo:color="#000000"/>
    </style:style>
    <style:style style:name="ce80" style:family="table-cell" style:parent-style-name="Default" style:data-style-name="N0">
      <style:table-cell-properties fo:border-top="thin solid #000000" fo:border-bottom="thin solid #000000" fo:border-left="none" fo:border-right="thin solid #000000"/>
      <style:text-properties fo:color="#000000"/>
    </style:style>
    <style:style style:name="ce81" style:family="table-cell" style:parent-style-name="Default" style:data-style-name="N0">
      <style:table-cell-properties fo:border="thin solid #000000" style:vertical-align="automatic" style:repeat-content="false"/>
      <style:paragraph-properties fo:text-align="center"/>
      <style:text-properties fo:color="#000000"/>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3.3468333333333cm"/>
    </style:style>
    <style:style style:name="co2" style:family="table-column">
      <style:table-column-properties fo:break-before="auto" style:column-width="2.75166666666667cm"/>
    </style:style>
    <style:style style:name="co3" style:family="table-column">
      <style:table-column-properties fo:break-before="auto" style:column-width="10.668cm"/>
    </style:style>
    <style:style style:name="co4" style:family="table-column">
      <style:table-column-properties fo:break-before="auto" style:column-width="10.922cm"/>
    </style:style>
    <style:style style:name="co5" style:family="table-column">
      <style:table-column-properties fo:break-before="auto" style:column-width="0.740833333333333cm"/>
    </style:style>
    <style:style style:name="co6" style:family="table-column">
      <style:table-column-properties fo:break-before="auto" style:column-width="11.3665cm"/>
    </style:style>
    <style:style style:name="co7" style:family="table-column">
      <style:table-column-properties fo:break-before="auto" style:column-width="3.4925cm"/>
    </style:style>
    <style:style style:name="co8" style:family="table-column">
      <style:table-column-properties fo:break-before="auto" style:column-width="5.54566666666667cm"/>
    </style:style>
    <style:style style:name="co9" style:family="table-column">
      <style:table-column-properties fo:break-before="auto" style:column-width="3.32316666666667cm"/>
    </style:style>
    <style:style style:name="co10" style:family="table-column">
      <style:table-column-properties fo:break-before="auto" style:column-width="3.91583333333333cm"/>
    </style:style>
    <style:style style:name="co11" style:family="table-column">
      <style:table-column-properties fo:break-before="auto" style:column-width="4.27566666666667cm"/>
    </style:style>
    <style:style style:name="co12" style:family="table-column">
      <style:table-column-properties fo:break-before="auto" style:column-width="5.12233333333333cm"/>
    </style:style>
    <style:style style:name="co13" style:family="table-column">
      <style:table-column-properties fo:break-before="auto" style:column-width="3.13266666666667cm"/>
    </style:style>
    <style:style style:name="co14" style:family="table-column">
      <style:table-column-properties fo:break-before="auto" style:column-width="0.592666666666667cm"/>
    </style:style>
    <style:style style:name="co15" style:family="table-column">
      <style:table-column-properties fo:break-before="auto" style:column-width="8.17033333333333cm"/>
    </style:style>
    <style:style style:name="co16" style:family="table-column">
      <style:table-column-properties fo:break-before="auto" style:column-width="6.477cm"/>
    </style:style>
    <style:style style:name="co17" style:family="table-column">
      <style:table-column-properties fo:break-before="auto" style:column-width="5.22816666666667cm"/>
    </style:style>
    <style:style style:name="co18" style:family="table-column">
      <style:table-column-properties fo:break-before="auto" style:column-width="3.3655cm"/>
    </style:style>
    <style:style style:name="co19" style:family="table-column">
      <style:table-column-properties fo:break-before="auto" style:column-width="11.7898333333333cm"/>
    </style:style>
    <style:style style:name="ro1" style:family="table-row">
      <style:table-row-properties style:row-height="15.7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48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76.5pt" style:use-optimal-row-height="false" fo:break-before="auto"/>
    </style:style>
    <style:style style:name="ro6" style:family="table-row">
      <style:table-row-properties style:row-height="42.75pt" style:use-optimal-row-height="false" fo:break-before="auto"/>
    </style:style>
    <style:style style:name="ro7" style:family="table-row">
      <style:table-row-properties style:row-height="54.75pt" style:use-optimal-row-height="false" fo:break-before="auto"/>
    </style:style>
    <style:style style:name="ro8" style:family="table-row">
      <style:table-row-properties style:row-height="93pt" style:use-optimal-row-height="false" fo:break-before="auto"/>
    </style:style>
    <style:style style:name="ro9" style:family="table-row">
      <style:table-row-properties style:row-height="52.8pt" style:use-optimal-row-height="true" fo:break-before="auto"/>
    </style:style>
    <style:style style:name="ro10" style:family="table-row">
      <style:table-row-properties style:row-height="19.5pt" style:use-optimal-row-height="false" fo:break-before="auto"/>
    </style:style>
    <style:style style:name="ro11" style:family="table-row">
      <style:table-row-properties style:row-height="177.75pt" style:use-optimal-row-height="false" fo:break-before="auto"/>
    </style:style>
    <style:style style:name="ro12" style:family="table-row">
      <style:table-row-properties style:row-height="26.4pt" style:use-optimal-row-height="true" fo:break-before="auto"/>
    </style:style>
    <style:style style:name="ro13" style:family="table-row">
      <style:table-row-properties style:row-height="66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98pt" style:use-optimal-row-height="true" fo:break-before="auto"/>
    </style:style>
    <style:style style:name="ro16" style:family="table-row">
      <style:table-row-properties style:row-height="39.6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84.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132pt" style:use-optimal-row-height="true" fo:break-before="auto"/>
    </style:style>
    <style:style style:name="ro21" style:family="table-row">
      <style:table-row-properties style:row-height="145.2pt" style:use-optimal-row-height="true" fo:break-before="auto"/>
    </style:style>
    <style:style style:name="ro22" style:family="table-row">
      <style:table-row-properties style:row-height="303.6pt" style:use-optimal-row-height="true" fo:break-before="auto"/>
    </style:style>
    <style:style style:name="ro23" style:family="table-row">
      <style:table-row-properties style:row-height="250.8pt" style:use-optimal-row-height="true" fo:break-before="auto"/>
    </style:style>
    <style:style style:name="ro24" style:family="table-row">
      <style:table-row-properties style:row-height="118.8pt" style:use-optimal-row-height="true" fo:break-before="auto"/>
    </style:style>
    <style:style style:name="ro25" style:family="table-row">
      <style:table-row-properties style:row-height="13.8pt" style:use-optimal-row-height="true" fo:break-before="auto"/>
    </style:style>
    <style:style style:name="ta1" style:family="table" style:master-page-name="mp1">
      <style:table-properties table:display="true" style:writing-mode="lr-tb"/>
    </style:style>
    <style:style style:name="ce82"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Example_Appendix_1_-_Unofficial.C3"/>
    </style:style>
    <style:style style:name="ce83"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Example_Appendix_1_-_Unofficial.C3"/>
    </style:style>
    <style:style style:name="ce84"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Example_Appendix_1_-_Unofficial.C3"/>
    </style:style>
    <style:style style:name="ce85" style:family="table-cell" style:parent-style-name="Default" style:data-style-name="N0">
      <style:table-cell-properties fo:border-top="none" fo:border-bottom="none" fo:border-left="none" fo:border-right="thin solid #000000" style:vertical-align="automatic"/>
      <style:text-properties fo:color="#000000"/>
      <style:map style:condition="of:is-true-formula(LEN(TRIM([.C3]))=0)" style:apply-style-name="cf1" style:base-cell-address="Example_Appendix_1_-_Unofficial.C3"/>
    </style:style>
    <style:style style:name="ce86" style:family="table-cell">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7" style:family="table-cell" style:parent-style-name="Default" style:data-style-name="N0">
      <style:table-cell-properties fo:border="thin solid #000000" style:vertical-align="automatic"/>
      <style:text-properties fo:color="#000000" fo:font-weight="bold" style:font-weight-asian="bold" style:font-weight-complex="bold"/>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8" style:family="table-cell" style:parent-style-name="Default" style:data-style-name="N0">
      <style:table-cell-properties fo:border-top="none" fo:border-bottom="none" fo:border-left="thin solid #000000" fo:border-right="thin solid #000000"/>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89" style:family="table-cell" style:parent-style-name="Default" style:data-style-name="N0">
      <style:table-cell-properties fo:border-top="none" fo:border-bottom="none" fo:border-left="thin solid #000000" fo:border-right="thin solid #000000" style:vertical-align="automatic"/>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90" style:family="table-cell" style:parent-style-name="Default" style:data-style-name="N0">
      <style:table-cell-properties fo:border-top="none" fo:border-bottom="thin solid #000000" fo:border-left="thin solid #000000" fo:border-right="thin solid #000000"/>
      <style:text-properties fo:color="#000000"/>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name="ce91"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NOT(ISERROR(SEARCH((&quot;saas&quot;);([.D1])))))" style:apply-style-name="cf2" style:base-cell-address="Example_Appendix_1_-_Unofficial.D1"/>
      <style:map style:condition="of:is-true-formula(NOT(ISERROR(SEARCH((&quot;copyleft&quot;);([.D1])))))" style:apply-style-name="cf1" style:base-cell-address="Example_Appendix_1_-_Unofficial.D1"/>
      <style:map style:condition="of:is-true-formula(NOT(ISERROR(SEARCH((&quot;weak&quot;);([.D1])))))" style:apply-style-name="cf1" style:base-cell-address="Example_Appendix_1_-_Unofficial.D1"/>
      <style:map style:condition="of:is-true-formula(NOT(ISERROR(SEARCH((&quot;strong&quot;);([.D1])))))" style:apply-style-name="cf1" style:base-cell-address="Example_Appendix_1_-_Unofficial.D1"/>
      <style:map style:condition="of:is-true-formula(NOT(ISERROR(SEARCH((&quot;permissive&quot;);([.D1])))))" style:apply-style-name="cf3" style:base-cell-address="Example_Appendix_1_-_Unofficial.D1"/>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tart_Here" table:style-name="ta1">
        <table:table-column table:style-name="co1" table:default-cell-style-name="ce1"/>
        <table:table-column table:style-name="co2" table:number-columns-repeated="16383"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1">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1">
          <table:table-cell office:value-type="string" table:style-name="ce5">
            <text:p>You can obtain these type of policy material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1 - Unofficial License Grid used by UK Entity</text:p>
          </table:table-cell>
          <table:table-cell table:number-columns-repeated="25" table:style-name="ce3"/>
          <table:table-cell table:number-columns-repeated="16358"/>
        </table:table-row>
        <table:table-row table:style-name="ro1">
          <table:table-cell table:style-name="ce26"/>
          <table:table-cell table:number-columns-repeated="16383" table:style-name="ce1"/>
        </table:table-row>
        <table:table-row table:style-name="ro1">
          <table:table-cell office:value-type="string" table:style-name="ce4">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2 - Unofficial Source Acceptability Process used by UK Entity</text:p>
          </table:table-cell>
          <table:table-cell table:number-columns-repeated="25" table:style-name="ce3"/>
          <table:table-cell table:number-columns-repeated="16358"/>
        </table:table-row>
        <table:table-row table:style-name="ro1">
          <table:table-cell table:style-name="ce26"/>
          <table:table-cell table:number-columns-repeated="16383" table:style-name="ce1"/>
        </table:table-row>
        <table:table-row table:style-name="ro1">
          <table:table-cell office:value-type="string" table:style-name="ce4">
            <text:p>This is very much a sample and will likely be significantly amended for each individual organisation’s particular needs.</text:p>
          </table:table-cell>
          <table:table-cell table:number-columns-repeated="16383" table:style-name="ce1"/>
        </table:table-row>
        <table:table-row table:style-name="ro1">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1">
          <table:table-cell office:value-type="string" table:style-name="ce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25"/>
          <table:table-cell table:number-columns-repeated="16383" table:style-name="ce1"/>
        </table:table-row>
        <table:table-row table:style-name="ro1">
          <table:table-cell office:value-type="string" table:style-name="ce2">
            <text:p>Example Appendix 3 - Unofficial Incident Process used by UK Entity</text:p>
          </table:table-cell>
          <table:table-cell table:number-columns-repeated="25" table:style-name="ce3"/>
          <table:table-cell table:number-columns-repeated="16358"/>
        </table:table-row>
        <table:table-row table:style-name="ro1">
          <table:table-cell table:style-name="ce25"/>
          <table:table-cell table:number-columns-repeated="16383" table:style-name="ce1"/>
        </table:table-row>
        <table:table-row table:style-name="ro1">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1">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33"/>
          <table:table-cell table:number-columns-repeated="16383" table:style-name="ce1"/>
        </table:table-row>
        <table:table-row table:style-name="ro1">
          <table:table-cell table:style-name="ce35"/>
          <table:table-cell table:number-columns-repeated="16383" table:style-name="ce1"/>
        </table:table-row>
        <table:table-row table:style-name="ro1">
          <table:table-cell office:value-type="string" table:style-name="ce36">
            <text:p>This is Release 1 of the Open Source Policy Template for OpenChain Specification 1.2</text:p>
          </table:table-cell>
          <table:table-cell table:number-columns-repeated="16383" table:style-name="ce1"/>
        </table:table-row>
        <table:table-row table:style-name="ro1">
          <table:table-cell table:style-name="ce38"/>
          <table:table-cell table:number-columns-repeated="16383" table:style-name="ce1"/>
        </table:table-row>
        <table:table-row table:number-rows-repeated="4" table:style-name="ro2">
          <table:table-cell table:style-name="ce40"/>
          <table:table-cell table:number-columns-repeated="16383" table:style-name="ce1"/>
        </table:table-row>
        <table:table-row table:number-rows-repeated="957" table:style-name="ro2">
          <table:table-cell table:style-name="ce40"/>
          <table:table-cell table:number-columns-repeated="16383"/>
        </table:table-row>
        <table:table-row table:number-rows-repeated="1047587" table:style-name="ro1">
          <table:table-cell table:number-columns-repeated="16384"/>
        </table:table-row>
      </table:table>
      <table:table table:name="The_OpenChain_Open_Source_Polic" table:style-name="ta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number-columns-repeated="16380" table:default-cell-style-name="ce1"/>
        <table:table-row table:style-name="ro3">
          <table:table-cell office:value-type="string" table:style-name="ce11">
            <text:p>OCS §</text:p>
          </table:table-cell>
          <table:table-cell table:style-name="ce13"/>
          <table:table-cell office:value-type="string" table:style-name="ce15">
            <office:annotation draw:style-name="a0" svg:x="6.50833333333333in" svg:y="0.758333333333333in" svg:width="7.55in" svg:height="2.65in">
              <dc:creator/>
              <text:p>H = heading</text:p>
              <text:p>RQ = requirement</text:p>
              <text:p>RT= rationale</text:p>
              <text:p>VA = verification artefact</text:p>
              <text:p>TX= supporting policy text</text:p>
              <text:p/>
            </office:annotation>
            <text:p>Category</text:p>
          </table:table-cell>
          <table:table-cell office:value-type="string" table:style-name="ce17">
            <text:p>Policy Text</text:p>
          </table:table-cell>
          <table:table-cell table:number-columns-repeated="16380"/>
        </table:table-row>
        <table:table-row table:style-name="ro4">
          <table:table-cell table:style-name="ce11"/>
          <table:table-cell table:style-name="ce19"/>
          <table:table-cell office:value-type="string" table:style-name="ce20">
            <text:p>TX</text:p>
          </table:table-cell>
          <table:table-cell office:value-type="string" table:style-name="ce22">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number-columns-repeated="16380"/>
        </table:table-row>
        <table:table-row table:style-name="ro4">
          <table:table-cell table:style-name="ce27"/>
          <table:table-cell table:style-name="ce28"/>
          <table:table-cell table:style-name="ce29"/>
          <table:table-cell office:value-type="string" table:style-name="ce30">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number-columns-repeated="16380"/>
        </table:table-row>
        <table:table-row table:style-name="ro4">
          <table:table-cell table:style-name="ce27"/>
          <table:table-cell table:style-name="ce28"/>
          <table:table-cell table:style-name="ce29"/>
          <table:table-cell office:value-type="string" table:style-name="ce32">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number-columns-repeated="16380"/>
        </table:table-row>
        <table:table-row table:style-name="ro5">
          <table:table-cell table:style-name="ce27"/>
          <table:table-cell table:style-name="ce28"/>
          <table:table-cell office:value-type="string" table:style-name="ce20">
            <text:p>TX</text:p>
          </table:table-cell>
          <table:table-cell office:value-type="string" table:style-name="ce42">
            <text:p>Compliance Artifacts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Open source - this is commonly understood to be software subject to one or more licenses that meet the Open Source Definition published by the Open Source Initiative (OpenSource.org) or the Free Software Definition (www.fsf.org).</text:p>
          </table:table-cell>
          <table:table-cell table:number-columns-repeated="16380"/>
        </table:table-row>
        <table:table-row table:style-name="ro4">
          <table:table-cell table:style-name="ce27"/>
          <table:table-cell table:style-name="ce28"/>
          <table:table-cell table:style-name="ce29"/>
          <table:table-cell office:value-type="string" table:style-name="ce42">
            <text:p>Open Source Liaison - a designated person who is assigned to receive and respond to external open source enquiries.</text:p>
          </table:table-cell>
          <table:table-cell table:number-columns-repeated="16380"/>
        </table:table-row>
        <table:table-row table:style-name="ro4">
          <table:table-cell table:style-name="ce27"/>
          <table:table-cell table:style-name="ce28"/>
          <table:table-cell table:style-name="ce29"/>
          <table:table-cell office:value-type="string" table:style-name="ce42">
            <text:p>Identified License - a set of open source licenses identified as a result of following an appropriate method of identifying licenses that govern the Supplied Software.</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OpenChain Conforming Program</text:span><text:span text:style-name="T3"><text:s/>- a program that satisfies all the requirements of this specification.</text:span></text:p>
            <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2">Software Staff</text:span><text:span text:style-name="T1"><text:s/>- any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SPDX<text:s/></text:span><text:span text:style-name="T3">or Software Package Data Exchange - the format standard created by the SPDX Working Group for exchanging license, copyright and security information for a given software package. A description of the SPDX specification can be found at www.spdx.org.</text:span></text:p>
          </table:table-cell>
          <table:table-cell table:number-columns-repeated="16380"/>
        </table:table-row>
        <table:table-row table:style-name="ro4">
          <table:table-cell table:style-name="ce27"/>
          <table:table-cell table:style-name="ce28"/>
          <table:table-cell table:style-name="ce29"/>
          <table:table-cell office:value-type="string" table:style-name="ce42">
            <text:p><text:span text:style-name="T4">Supplied Software</text:span><text:span text:style-name="T3"><text:s/>- software that an organization delivers to third parties (e.g., other organizations or individuals).</text:span></text:p>
          </table:table-cell>
          <table:table-cell table:number-columns-repeated="16380"/>
        </table:table-row>
        <table:table-row table:style-name="ro4">
          <table:table-cell table:style-name="ce44"/>
          <table:table-cell table:style-name="ce45"/>
          <table:table-cell table:style-name="ce46"/>
          <table:table-cell office:value-type="string" table:style-name="ce42">
            <text:p><text:span text:style-name="T4">Verification Materials</text:span><text:span text:style-name="T3"><text:s/>- evidence that must exist in order for a given requirement to be considered satisfied.</text:span></text:p>
          </table:table-cell>
          <table:table-cell table:number-columns-repeated="16380"/>
        </table:table-row>
        <table:table-row table:style-name="ro4">
          <table:table-cell office:value-type="string" table:style-name="ce47">
            <text:p>1</text:p>
          </table:table-cell>
          <table:table-cell office:value-type="string" table:style-name="ce48">
            <text:p>Know your open source Responsibilities</text:p>
          </table:table-cell>
          <table:table-cell office:value-type="string" table:style-name="ce17">
            <text:p>H</text:p>
          </table:table-cell>
          <table:table-cell office:value-type="string" table:style-name="ce49">
            <text:p>Know your responsibilities</text:p>
          </table:table-cell>
          <table:table-cell table:number-columns-repeated="16380"/>
        </table:table-row>
        <table:table-row table:style-name="ro6">
          <table:table-cell office:value-type="float" office:value="1.1000000000000001" table:style-name="ce48">
            <text:p>1.1</text:p>
          </table:table-cell>
          <table:table-cell office:value-type="string" table:style-name="ce50">
            <text:p>A written open source policy exists that governs open source license compliance of the Supplied Software distribution. The policy must be internally communicated.</text:p>
          </table:table-cell>
          <table:table-cell office:value-type="string" table:style-name="ce17">
            <text:p>RQ</text:p>
          </table:table-cell>
          <table:table-cell table:style-name="ce51"/>
          <table:table-cell table:number-columns-repeated="16380"/>
        </table:table-row>
        <table:table-row table:style-name="ro7">
          <table:table-cell office:value-type="string" table:style-name="ce48">
            <text:p>1.1.1</text:p>
          </table:table-cell>
          <table:table-cell office:value-type="string" table:style-name="ce48">
            <text:p>A documented open source policy exists.</text:p>
          </table:table-cell>
          <table:table-cell office:value-type="string" table:style-name="ce17">
            <text:p>VA</text:p>
          </table:table-cell>
          <table:table-cell office:value-type="string" table:style-name="ce51">
            <text:p>Our open source policy can be found [on the COMPANY] intranet at [LINK]</text:p>
          </table:table-cell>
          <table:table-cell table:number-columns-repeated="16380"/>
        </table:table-row>
        <table:table-row table:style-name="ro8">
          <table:table-cell office:value-type="string" table:style-name="ce48">
            <text:p>1.1.2</text:p>
          </table:table-cell>
          <table:table-cell office:value-type="string" table:style-name="ce52">
            <text:p>A documented procedure that makes Software Staff aware of the existence of the open source policy (e.g., via training, internal wiki, or other practical communication method).</text:p>
          </table:table-cell>
          <table:table-cell office:value-type="string" table:style-name="ce17">
            <text:p>VA</text:p>
          </table:table-cell>
          <table:table-cell office:value-type="string" table:style-name="ce51">
            <text:p>All joining Software Staff will be made aware of the open source policy, and associated training policy and its location during the induction process. This will be recorded on the [induction checklist].</text:p>
            <text:p/>
            <text:p/>
          </table:table-cell>
          <table:table-cell table:number-columns-repeated="16380" table:style-name="ce1"/>
        </table:table-row>
        <table:table-row table:style-name="ro9">
          <table:table-cell office:value-type="string" table:style-name="ce48">
            <text:p>1.1.R</text:p>
          </table:table-cell>
          <table:table-cell office:value-type="string" table:style-name="ce52">
            <text:p>To ensure steps are taken to create, record and make Software Staff aware of the existence of a open source policy. Although no requirements are provided here on what should be included in the policy, other sections may impose requirements on the policy</text:p>
          </table:table-cell>
          <table:table-cell office:value-type="string" table:style-name="ce17">
            <text:p>RT</text:p>
          </table:table-cell>
          <table:table-cell table:style-name="ce51"/>
          <table:table-cell table:number-columns-repeated="16380" table:style-name="ce1"/>
        </table:table-row>
        <table:table-row table:style-name="ro10">
          <table:table-cell office:value-type="float" office:value="1.2" table:style-name="ce48">
            <text:p>1.2</text:p>
          </table:table-cell>
          <table:table-cell office:value-type="string" table:style-name="ce52">
            <text:p>Mandatory open source training for all Software Staff exists such that:</text:p>
          </table:table-cell>
          <table:table-cell office:value-type="string" table:style-name="ce17">
            <text:p>H</text:p>
          </table:table-cell>
          <table:table-cell office:value-type="string" table:style-name="ce49">
            <text:p>Training</text:p>
          </table:table-cell>
          <table:table-cell table:number-columns-repeated="16380" table:style-name="ce1"/>
        </table:table-row>
        <table:table-row table:style-name="ro11">
          <table:table-cell office:value-type="string" table:style-name="ce48">
            <text:p>1.2.0</text:p>
          </table:table-cell>
          <table:table-cell office:value-type="string" table:style-name="ce52">
            <text:p>The training, at a minimum, covers the following topics:</text:p>
            <text:p>• <text:s text:c="7"/>The open source policy and where to find a copy;</text:p>
            <text:p>• <text:s text:c="7"/>Basics of Intellectual Property law pertaining to open source, Proprietary Software and open source and Proprietary Software licenses;</text:p>
            <text:p>• <text:s text:c="7"/>open source licensing concepts (including the concepts of permissive and copyleft licenses);</text:p>
            <text:p>• <text:s text:c="7"/>open source project licensing models;</text:p>
            <text:p>• <text:s text:c="7"/>Software Staff roles and responsibilities pertaining to open source compliance specifically and the open source policy in general; and</text:p>
            <text:p>• <text:s text:c="7"/>Process for identifying, recording and/or tracking of open source components contained in Supplied Software.</text:p>
            <text:p/>
            <text:p>Software Staff must have completed open source training within the last 24 months to be considered current (“Currently Trained”). A test may be used to allow Software Staff to satisfy the training requirement.</text:p>
            <text:p/>
          </table:table-cell>
          <table:table-cell office:value-type="string" table:style-name="ce17">
            <text:p>RQ</text:p>
          </table:table-cell>
          <table:table-cell office:value-type="string" table:style-name="ce53">
            <text:p>Your training will cover:</text:p>
            <text:p>• <text:s text:c="7"/>The Policy and where to find a copy;</text:p>
            <text:p>• <text:s text:c="7"/>Basics of Intellectual Property law pertaining to open source, Proprietary Software and open source and Proprietary Software licenses;</text:p>
            <text:p>• <text:s text:c="7"/>open source licensing concepts (including the concepts of permissive and copyleft licenses);</text:p>
            <text:p>• <text:s text:c="7"/>Licensing concepts applicable to Proprietary Software, including royalty payments and typical restrictions applicable to Proprietary Software Licenses (field of use, sub-licensing, per-user licensing, site licensing and geographical restrictions);</text:p>
            <text:p>• <text:s text:c="7"/>open source project licensing models (including SaaS);</text:p>
            <text:p>• <text:s text:c="7"/>Proprietary Software licensing models (including SaaS);<text:s/></text:p>
            <text:p>• <text:s text:c="7"/>Software Staff roles and responsibilities pertaining to open source and Proprietary Software compliance specifically and the open source policy in general; and</text:p>
            <text:p>• <text:s text:c="7"/>Process for identifying, recording and/or tracking of open source and Proprietary Software components contained in Supplied Software.</text:p>
            <text:p>• <text:s text:c="7"/>[Add any additional topics] e.g 'Community awareness and CoC compliance' and/or 'Working with [COMMUNITY LIAISON]'<text:s/></text:p>
          </table:table-cell>
          <table:table-cell table:style-name="ce54"/>
          <table:table-cell table:number-columns-repeated="16379"/>
        </table:table-row>
        <table:table-row table:style-name="ro12">
          <table:table-cell office:value-type="string" table:style-name="ce48">
            <text:p>1.2.1</text:p>
          </table:table-cell>
          <table:table-cell office:value-type="string" table:style-name="ce48">
            <text:p>open source training materials covering the above topics exists (e.g., slide decks, online course, or other training materials).</text:p>
          </table:table-cell>
          <table:table-cell office:value-type="string" table:style-name="ce17">
            <text:p>VA</text:p>
          </table:table-cell>
          <table:table-cell office:value-type="string" table:style-name="ce51">
            <text:p>You can find COMPANY's training materials [here].</text:p>
          </table:table-cell>
          <table:table-cell table:number-columns-repeated="16380" table:style-name="ce1"/>
        </table:table-row>
        <table:table-row table:style-name="ro13">
          <table:table-cell office:value-type="string" table:style-name="ce48">
            <text:p>1.2.2</text:p>
          </table:table-cell>
          <table:table-cell office:value-type="string" table:style-name="ce52">
            <text:p>Documented method for tracking the completion of the training for the Software Staff.</text:p>
          </table:table-cell>
          <table:table-cell office:value-type="string" table:style-name="ce17">
            <text:p>VA</text:p>
          </table:table-cell>
          <table:table-cell office:value-type="string" table:style-name="ce51">
            <text:p>Each training session you have attended will be recorded [in the learning system][by HR]. [You will be asked to complete the "Check your knowledge" assessment for each module you complete and if there are any areas which the assessment shows need further work we will discuss the best way to address that issue]</text:p>
          </table:table-cell>
          <table:table-cell table:number-columns-repeated="16380" table:style-name="ce1"/>
        </table:table-row>
        <table:table-row table:style-name="ro14">
          <table:table-cell office:value-type="string" table:style-name="ce48">
            <text:p>1.2.3</text:p>
          </table:table-cell>
          <table:table-cell office:value-type="string" table:style-name="ce52">
            <text:p>At least 85% of the Software Staff are Currently Trained, as per the definition above.The 85% may not necessarily refer to the entire organization, but to the totality Software Staff governed by the OpenChain Conforming program.</text:p>
          </table:table-cell>
          <table:table-cell office:value-type="string" table:style-name="ce17">
            <text:p>VA</text:p>
          </table:table-cell>
          <table:table-cell office:value-type="string" table:style-name="ce38">
            <text:p>Software Staff should undertake their open source training at the [next available training session after joining] and at intervals of no more than [24|18] months afterwards. [Our learning management system will][The Training Lead will] check the training records [quarterly|continually] to ensure that these criteria are met, and that 85% of Software Staff at any given time have current training</text:p>
          </table:table-cell>
          <table:table-cell table:number-columns-repeated="16380" table:style-name="ce1"/>
        </table:table-row>
        <table:table-row table:style-name="ro13">
          <table:table-cell office:value-type="string" table:style-name="ce48">
            <text:p>1.2.R</text:p>
          </table:table-cell>
          <table:table-cell office:value-type="string" table:style-name="ce48">
            <text:p>To ensure the Software Staff have recently attended open source training and that a core set of relevant open source topics were covered in the training. The intent is to ensure a core base level set of topics are covered but a typical training program would likely be more comprehensive than what is required here.<text:s/></text:p>
          </table:table-cell>
          <table:table-cell office:value-type="string" table:style-name="ce17">
            <text:p>RT</text:p>
          </table:table-cell>
          <table:table-cell table:style-name="ce51"/>
          <table:table-cell table:number-columns-repeated="16380" table:style-name="ce1"/>
        </table:table-row>
        <table:table-row table:style-name="ro12">
          <table:table-cell office:value-type="float" office:value="1.3" table:style-name="ce48">
            <text:p>1.3</text:p>
          </table:table-cell>
          <table:table-cell office:value-type="string" table:style-name="ce48">
            <text:p>A process exists for reviewing the Identified Licenses to determine the obligations, restrictions and rights granted by each license.</text:p>
          </table:table-cell>
          <table:table-cell office:value-type="string" table:style-name="ce17">
            <text:p>H</text:p>
          </table:table-cell>
          <table:table-cell office:value-type="string" table:style-name="ce49">
            <text:p>Licence Review Process</text:p>
          </table:table-cell>
          <table:table-cell table:number-columns-repeated="16380" table:style-name="ce1"/>
        </table:table-row>
        <table:table-row table:style-name="ro15">
          <table:table-cell office:value-type="string" table:style-name="ce48">
            <text:p>1.3.1</text:p>
          </table:table-cell>
          <table:table-cell office:value-type="string" table:style-name="ce52">
            <text:p>A documented procedure to review and document the obligations, restrictions and rights granted by each Identified License.</text:p>
            <text:p/>
          </table:table-cell>
          <table:table-cell office:value-type="string" table:style-name="ce17">
            <text:p>VA</text:p>
          </table:table-cell>
          <table:table-cell office:value-type="string" table:style-name="ce51">
            <text:p>We have identified and the licences set out in [open source Licences sheet] and classified them according to the obligations, restrictions and rights granted to them. If a a request is made to include code not contained in that list, the open source Compliance lead will determine, with the help of external counsel if necessary, what classification is to be given to the new licence. If any query arises as to classification of an existing licence, this should be raised with the open source Compliance Lead [through the ticketing system].</text:p>
            <text:p/>
            <text:p>Should the open source Compliance lead become aware of any grounds for reclassification of a licence, then, with assistance from external counsel if necessary, the licence will be reclassified, and any code affected will be dealt with as if it were a new code inclusion.</text:p>
          </table:table-cell>
          <table:table-cell table:number-columns-repeated="16380" table:style-name="ce1"/>
        </table:table-row>
        <table:table-row table:style-name="ro16">
          <table:table-cell office:value-type="string" table:style-name="ce48">
            <text:p>1.3.R</text:p>
          </table:table-cell>
          <table:table-cell office:value-type="string" table:style-name="ce48">
            <text:p>To ensure a process exists for reviewing and identifying the license obligations for each Identified License for the various use cases.</text:p>
          </table:table-cell>
          <table:table-cell office:value-type="string" table:style-name="ce17">
            <text:p>RT</text:p>
          </table:table-cell>
          <table:table-cell table:style-name="ce51"/>
          <table:table-cell table:number-columns-repeated="16380" table:style-name="ce1"/>
        </table:table-row>
        <table:table-row table:style-name="ro2">
          <table:table-cell office:value-type="float" office:value="2" table:style-name="ce48">
            <text:p>2</text:p>
          </table:table-cell>
          <table:table-cell office:value-type="string" table:style-name="ce48">
            <text:p>Assign Responsibility for Achieving Compliance</text:p>
          </table:table-cell>
          <table:table-cell office:value-type="string" table:style-name="ce17">
            <text:p>H</text:p>
          </table:table-cell>
          <table:table-cell office:value-type="string" table:style-name="ce49">
            <text:p>Responsibilities for open source compliance</text:p>
          </table:table-cell>
          <table:table-cell table:number-columns-repeated="16380" table:style-name="ce1"/>
        </table:table-row>
        <table:table-row table:style-name="ro2">
          <table:table-cell office:value-type="float" office:value="2.1" table:style-name="ce48">
            <text:p>2.1</text:p>
          </table:table-cell>
          <table:table-cell office:value-type="string" table:style-name="ce55">
            <text:p>Identify open source Liaison Function ("open source Liaison").</text:p>
          </table:table-cell>
          <table:table-cell office:value-type="string" table:style-name="ce17">
            <text:p>H</text:p>
          </table:table-cell>
          <table:table-cell office:value-type="string" table:style-name="ce49">
            <text:p>External open source Liaison</text:p>
          </table:table-cell>
          <table:table-cell table:number-columns-repeated="16380" table:style-name="ce1"/>
        </table:table-row>
        <table:table-row table:style-name="ro17">
          <table:table-cell office:value-type="string" table:style-name="ce48">
            <text:p>2.1.0</text:p>
          </table:table-cell>
          <table:table-cell office:value-type="string" table:style-name="ce48">
            <text:p>Assign individual(s) responsible for receiving external open source inquiries;<text:s/></text:p>
            <text:p>open source Liaison must make commercially reasonable efforts to respond to open source compliance inquiries as appropriate; and<text:s/></text:p>
            <text:p>Publicly identify a means by which one can contact the open source Liaison.</text:p>
            <text:p/>
          </table:table-cell>
          <table:table-cell office:value-type="string" table:style-name="ce17">
            <text:p>RQ</text:p>
          </table:table-cell>
          <table:table-cell office:value-type="string" table:style-name="ce51">
            <text:p>From time to time, we will obtain queries about open source usage from users of our software, projects whose software we use (or which people think we use), issues about whether code we make available, and the information provided with it, is compliant or not.<text:s/></text:p>
            <text:p/>
            <text:p>We [may] also contribute to various projects, and the open source Liaison Lead will be primary point of contact with those projects, and also handle our relationship with those projects. If you are interested in becoming involved in an external project, please contact the open source Liaison lead. For more information about contributing to external projects, please see [REF:]</text:p>
            <text:p/>
            <text:p>All these issues are handled by our open source Liaison Lead.</text:p>
          </table:table-cell>
          <table:table-cell table:number-columns-repeated="16380" table:style-name="ce1"/>
        </table:table-row>
        <table:table-row table:style-name="ro16">
          <table:table-cell office:value-type="string" table:style-name="ce48">
            <text:p>2.1.1</text:p>
          </table:table-cell>
          <table:table-cell office:value-type="string" table:style-name="ce52">
            <text:p>Publicly visible identification of open source Liaison (e.g., via a published contact email address, or the Linux Foundation's Open Compliance Directory).<text:s/></text:p>
          </table:table-cell>
          <table:table-cell office:value-type="string" table:style-name="ce17">
            <text:p>VA</text:p>
          </table:table-cell>
          <table:table-cell office:value-type="string" table:style-name="ce51">
            <text:p>Details of our open source Liaison can be found at [link to externally facing website]. Our open source Liaison is [insert name] and they can be contacted at [insert contact details].</text:p>
          </table:table-cell>
          <table:table-cell table:number-columns-repeated="16380" table:style-name="ce1"/>
        </table:table-row>
        <table:table-row table:style-name="ro14">
          <table:table-cell office:value-type="string" table:style-name="ce48">
            <text:p>2.1.2</text:p>
          </table:table-cell>
          <table:table-cell office:value-type="string" table:style-name="ce48">
            <text:p>An internal documented procedure that assigns responsibility for receiving open source compliance inquiries.</text:p>
          </table:table-cell>
          <table:table-cell office:value-type="string" table:style-name="ce17">
            <text:p>VA</text:p>
          </table:table-cell>
          <table:table-cell office:value-type="string" table:style-name="ce51">
            <text:p>Anyone receiving a open source Compliance enquiry from outside the company shall refer it to open source Compliance Lead [insert name and contact details] who shall have overall responsibility for dealing with the enquiry, and, where appropriate, assigning <text:s/>the handling of all or part of it to suitable individuals within [COMPANY], or to external counsel</text:p>
          </table:table-cell>
          <table:table-cell table:number-columns-repeated="16380" table:style-name="ce1"/>
        </table:table-row>
        <table:table-row table:style-name="ro9">
          <table:table-cell office:value-type="string" table:style-name="ce48">
            <text:p>2.1.R</text:p>
          </table:table-cell>
          <table:table-cell office:value-type="string" table:style-name="ce52">
            <text:p>To ensure there is a reasonable way for third parties to contact the organization with regard to open source compliance inquiries and that this responsibility has been effectively assigned.</text:p>
            <text:p/>
          </table:table-cell>
          <table:table-cell office:value-type="string" table:style-name="ce17">
            <text:p>RT</text:p>
          </table:table-cell>
          <table:table-cell table:style-name="ce51"/>
          <table:table-cell table:number-columns-repeated="16380"/>
        </table:table-row>
        <table:table-row table:style-name="ro2">
          <table:table-cell office:value-type="float" office:value="2.2000000000000002" table:style-name="ce48">
            <text:p>2.2</text:p>
          </table:table-cell>
          <table:table-cell office:value-type="string" table:style-name="ce55">
            <text:p>Identify Internal open source Compliance Role(s).</text:p>
          </table:table-cell>
          <table:table-cell office:value-type="string" table:style-name="ce17">
            <text:p>H</text:p>
          </table:table-cell>
          <table:table-cell office:value-type="string" table:style-name="ce49">
            <text:p>Internal Compliance Lead</text:p>
          </table:table-cell>
          <table:table-cell table:number-columns-repeated="16380"/>
        </table:table-row>
        <table:table-row table:style-name="ro18">
          <table:table-cell office:value-type="string" table:style-name="ce48">
            <text:p>2.2.0</text:p>
          </table:table-cell>
          <table:table-cell office:value-type="string" table:style-name="ce48">
            <text:p>• <text:s text:c="7"/>Assign individual(s) responsible for managing internal open source compliance. The open source Compliance role and the open source Liaison may be the same individual.<text:s/></text:p>
            <text:p>• <text:s text:c="7"/>open source compliance management activity is sufficiently resourced:<text:s/></text:p>
            <text:p><text:s text:c="10"/>• <text:s text:c="7"/>Time to perform the role has been allocated; and<text:s/></text:p>
            <text:p><text:s text:c="10"/>• <text:s text:c="7"/>Commercially reasonable budget has been allocated.<text:s/></text:p>
            <text:p>• <text:s text:c="7"/>Assign responsibilities to develop and maintain open source compliance policy and processes;</text:p>
            <text:p>• <text:s text:c="7"/>Legal expertise pertaining to open source compliance is accessible to the open source Compliance role (e.g., could be internal or external); and<text:s/></text:p>
            <text:p>• <text:s text:c="7"/>A process exists for the resolution of open source compliance issues.<text:s/></text:p>
          </table:table-cell>
          <table:table-cell office:value-type="string" table:style-name="ce17">
            <text:p>RQ</text:p>
          </table:table-cell>
          <table:table-cell office:value-type="string" table:style-name="ce51">
            <text:p>We have an internal compliance lead who deals with all internal issues, such as queries about licensing and incorporation of code, or questions about licence compatibility. The Lead is supported internal resources as required from time to time and also has access to external advisors where necessary to help with tricky licensing issues.<text:s/></text:p>
          </table:table-cell>
          <table:table-cell table:number-columns-repeated="16380"/>
        </table:table-row>
        <table:table-row table:style-name="ro12">
          <table:table-cell office:value-type="string" table:style-name="ce48">
            <text:p>2.2.1</text:p>
          </table:table-cell>
          <table:table-cell office:value-type="string" table:style-name="ce48">
            <text:p>Name of persons, group or function in open source Compliance role(s) internally identified.</text:p>
          </table:table-cell>
          <table:table-cell office:value-type="string" table:style-name="ce17">
            <text:p>VA</text:p>
          </table:table-cell>
          <table:table-cell office:value-type="string" table:style-name="ce51">
            <text:p>Our open source Compliance is [insert name]. You can reach them at [ab@company.com], or by calling [phone].</text:p>
          </table:table-cell>
          <table:table-cell table:number-columns-repeated="16380"/>
        </table:table-row>
        <table:table-row table:style-name="ro13">
          <table:table-cell office:value-type="string" table:style-name="ce48">
            <text:p>2.2.2</text:p>
          </table:table-cell>
          <table:table-cell office:value-type="string" table:style-name="ce48">
            <text:p>Identification of legal expertise available to open source Compliance role(s) which could be internal or external</text:p>
          </table:table-cell>
          <table:table-cell office:value-type="string" table:style-name="ce17">
            <text:p>VA</text:p>
          </table:table-cell>
          <table:table-cell office:value-type="string" table:style-name="ce51">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number-columns-repeated="16380"/>
        </table:table-row>
        <table:table-row table:style-name="ro12">
          <table:table-cell office:value-type="string" table:style-name="ce48">
            <text:p>2.2.3</text:p>
          </table:table-cell>
          <table:table-cell office:value-type="string" table:style-name="ce52">
            <text:p>A documented procedure that assigns internal responsibilities for open source compliance.</text:p>
          </table:table-cell>
          <table:table-cell office:value-type="string" table:style-name="ce17">
            <text:p>VA</text:p>
          </table:table-cell>
          <table:table-cell office:value-type="string" table:style-name="ce51">
            <text:p>The open source Compliance Officer is primarily responsible for day-to-day internal compliance issues, supported by the [ ]</text:p>
          </table:table-cell>
          <table:table-cell table:number-columns-repeated="16380"/>
        </table:table-row>
        <table:table-row table:style-name="ro18">
          <table:table-cell office:value-type="string" table:style-name="ce48">
            <text:p>2.2.4</text:p>
          </table:table-cell>
          <table:table-cell office:value-type="string" table:style-name="ce52">
            <text:p>A documented procedure for handling the review and remediation of non-compliant cases.</text:p>
          </table:table-cell>
          <table:table-cell office:value-type="string" table:style-name="ce17">
            <text:p>VA</text:p>
          </table:table-cell>
          <table:table-cell office:value-type="string" table:style-name="ce51">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SHEET: incident severity criteria] to prioritise.</text:p>
            <text:p>4. Determine the appropriate response according to [SHEET: incident response criteria]</text:p>
            <text:p>5. Carry out response in accordance with criteria, changing client terms of business etc. as appropriate.</text:p>
            <text:p>6. Document the above</text:p>
          </table:table-cell>
          <table:table-cell table:number-columns-repeated="16380"/>
        </table:table-row>
        <table:table-row table:style-name="ro12">
          <table:table-cell office:value-type="string" table:style-name="ce48">
            <text:p>2.2.R</text:p>
          </table:table-cell>
          <table:table-cell office:value-type="string" table:style-name="ce48">
            <text:p>To ensure internal open source responsibilities have been effectively assigned.</text:p>
          </table:table-cell>
          <table:table-cell office:value-type="string" table:style-name="ce17">
            <text:p>RT</text:p>
          </table:table-cell>
          <table:table-cell table:style-name="ce51"/>
          <table:table-cell table:number-columns-repeated="16380"/>
        </table:table-row>
        <table:table-row table:style-name="ro2">
          <table:table-cell office:value-type="float" office:value="3" table:style-name="ce48">
            <text:p>3</text:p>
          </table:table-cell>
          <table:table-cell office:value-type="string" table:style-name="ce52">
            <text:p>Review and Approve open source Content</text:p>
          </table:table-cell>
          <table:table-cell office:value-type="string" table:style-name="ce17">
            <text:p>H</text:p>
          </table:table-cell>
          <table:table-cell office:value-type="string" table:style-name="ce49">
            <text:p>Code Selection and Approval</text:p>
          </table:table-cell>
          <table:table-cell table:number-columns-repeated="16380"/>
        </table:table-row>
        <table:table-row table:style-name="ro13">
          <table:table-cell office:value-type="float" office:value="3.1" table:style-name="ce48">
            <text:p>3.1</text:p>
          </table:table-cell>
          <table:table-cell office:value-type="string" table:style-name="ce52">
            <text:p>A process exists for creating and managing a open source component bill of materials which includes each component (and its Identified Licenses) from which the Supplied Software is comprised.<text:s/></text:p>
          </table:table-cell>
          <table:table-cell office:value-type="string" table:style-name="ce17">
            <text:p>RQ</text:p>
          </table:table-cell>
          <table:table-cell office:value-type="string" table:style-name="ce51">
            <text:p>We have a process for ensuring that only code meeting our quality, licensing, provenance and functional requirements is incorporated into our code base. All code must be approved before incorporation, and all code use (and the decisions that led to its inclusion) must be properly documented.</text:p>
          </table:table-cell>
          <table:table-cell table:number-columns-repeated="16380"/>
        </table:table-row>
        <table:table-row table:style-name="ro19">
          <table:table-cell office:value-type="string" table:style-name="ce48">
            <text:p>3.1.1</text:p>
          </table:table-cell>
          <table:table-cell office:value-type="string" table:style-name="ce48">
            <text:p>A documented procedure exists for identifying, tracking and archiving information about the collection of open source components from which a Supplied Software release is comprised.</text:p>
          </table:table-cell>
          <table:table-cell office:value-type="string" table:style-name="ce17">
            <text:p>VA</text:p>
          </table:table-cell>
          <table:table-cell office:value-type="string" table:style-name="ce57">
            <text:p>All decisions carried out under this policy shall be recorded in [open source compliance log], with details of the background, decision made, date, source of request, and name of the decision maker.</text:p>
            <text:p/>
            <text:p>Th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number-columns-repeated="16380"/>
        </table:table-row>
        <table:table-row table:style-name="ro13">
          <table:table-cell office:value-type="string" table:style-name="ce48">
            <text:p>3.1.2</text:p>
          </table:table-cell>
          <table:table-cell office:value-type="string" table:style-name="ce48">
            <text:p>open source component records exist for each Supplied Software release which demonstrates the documented procedure was properly followed.</text:p>
          </table:table-cell>
          <table:table-cell office:value-type="string" table:style-name="ce17">
            <text:p>VA</text:p>
          </table:table-cell>
          <table:table-cell office:value-type="string" table:style-name="ce51">
            <text:p>The [open source Complian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number-columns-repeated="16380"/>
        </table:table-row>
        <table:table-row table:style-name="ro14">
          <table:table-cell office:value-type="string" table:style-name="ce48">
            <text:p>3.1.R</text:p>
          </table:table-cell>
          <table:table-cell office:value-type="string" table:style-name="ce52">
            <text:p>To ensure a process exists for creating and managing a open source component bill of materials used to construct the Supplied Software. A bill of materials is needed to support the systematic reviewof each component’s license terms to understand the obligations and restrictions as it applies to</text:p>
            <text:p>the distribution of the Supplied Software.<text:s/></text:p>
          </table:table-cell>
          <table:table-cell office:value-type="string" table:style-name="ce17">
            <text:p>RT</text:p>
          </table:table-cell>
          <table:table-cell table:style-name="ce51"/>
          <table:table-cell table:number-columns-repeated="16380"/>
        </table:table-row>
        <table:table-row table:style-name="ro18">
          <table:table-cell office:value-type="float" office:value="3.2" table:style-name="ce48">
            <text:p>3.2</text:p>
          </table:table-cell>
          <table:table-cell office:value-type="string" table:style-name="ce52">
            <text:p>The open source management program must be capable of handling common open source and Proprietary Software license use cases encountered by Software Staff for Supplied Software, which may include the following use cases (note that the list is neither exhaustive, nor may all of the use cases apply):<text:s text:c="2"/></text:p>
            <text:p>• <text:s text:c="7"/>distributed in binary form;<text:s/></text:p>
            <text:p>• <text:s text:c="7"/>distributed in source form;<text:s/></text:p>
            <text:p>• <text:s text:c="7"/>integrated with other open source such that it may trigger copyleft obligations;</text:p>
            <text:p>• <text:s text:c="7"/>contains modified open source;<text:s/></text:p>
            <text:p>• <text:s text:c="7"/>contains open source or other software under an incompatible license interacting with other components within the Supplied Software; and/or<text:s/></text:p>
            <text:p>• <text:s text:c="7"/>contains open source with attribution requirements.</text:p>
          </table:table-cell>
          <table:table-cell office:value-type="string" table:style-name="ce17">
            <text:p>RQ</text:p>
          </table:table-cell>
          <table:table-cell table:style-name="ce51"/>
          <table:table-cell table:number-columns-repeated="16380"/>
        </table:table-row>
        <table:table-row table:style-name="ro20">
          <table:table-cell office:value-type="string" table:style-name="ce48">
            <text:p>3.2.1</text:p>
          </table:table-cell>
          <table:table-cell office:value-type="string" table:style-name="ce52">
            <text:p>A documented procedure for handling the common open source license use cases for the open source components of the Supplied Software.</text:p>
            <text:p/>
          </table:table-cell>
          <table:table-cell office:value-type="string" table:style-name="ce17">
            <text:p>VA</text:p>
          </table:table-cell>
          <table:table-cell office:value-type="string" table:style-name="ce51">
            <text:p>The [SHEET: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the [SHEET: Source Acceptability Criteria].</text:p>
          </table:table-cell>
          <table:table-cell table:number-columns-repeated="16380"/>
        </table:table-row>
        <table:table-row table:style-name="ro9">
          <table:table-cell office:value-type="string" table:style-name="ce48">
            <text:p>3.2.R</text:p>
          </table:table-cell>
          <table:table-cell office:value-type="string" table:style-name="ce48">
            <text:p>To ensure the program is sufficiently robust to handle an organization’s common open source license use cases. That a procedure exists to support this activity and that the procedure is followed.</text:p>
          </table:table-cell>
          <table:table-cell office:value-type="string" table:style-name="ce17">
            <text:p>RT</text:p>
          </table:table-cell>
          <table:table-cell table:style-name="ce51"/>
          <table:table-cell table:number-columns-repeated="16380"/>
        </table:table-row>
        <table:table-row table:style-name="ro2">
          <table:table-cell office:value-type="float" office:value="4" table:style-name="ce48">
            <text:p>4</text:p>
          </table:table-cell>
          <table:table-cell office:value-type="string" table:style-name="ce55">
            <text:p>Deliver open source Content Documentation and Artifacts</text:p>
          </table:table-cell>
          <table:table-cell office:value-type="string" table:style-name="ce17">
            <text:p>H</text:p>
          </table:table-cell>
          <table:table-cell office:value-type="string" table:style-name="ce49">
            <text:p>Compliance Materials to accompany each release</text:p>
          </table:table-cell>
          <table:table-cell table:number-columns-repeated="16380"/>
        </table:table-row>
        <table:table-row table:style-name="ro21">
          <table:table-cell office:value-type="float" office:value="4.0999999999999996" table:style-name="ce48">
            <text:p>4.1</text:p>
          </table:table-cell>
          <table:table-cell office:value-type="string" table:style-name="ce48">
            <text:p>A process exists for creating the set of Compliance Artifacts for each Supplied Software release.</text:p>
          </table:table-cell>
          <table:table-cell office:value-type="string" table:style-name="ce17">
            <text:p>RQ</text:p>
          </table:table-cell>
          <table:table-cell office:value-type="string" table:style-name="ce58">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con-compliance with this policy with potentially serious consequences. For convenience, all these various materials are called "Compliance Artefacts"</text:p>
          </table:table-cell>
          <table:table-cell table:number-columns-repeated="16380"/>
        </table:table-row>
        <table:table-row table:style-name="ro13">
          <table:table-cell office:value-type="string" table:style-name="ce48">
            <text:p>4.1.1</text:p>
          </table:table-cell>
          <table:table-cell office:value-type="string" table:style-name="ce48">
            <text:p>A documented procedure that ensures the Compliance Artifacts are prepared and distributed with Supplied Software release as required by the Identified Licenses.</text:p>
          </table:table-cell>
          <table:table-cell office:value-type="string" table:style-name="ce17">
            <text:p>VA</text:p>
          </table:table-cell>
          <table:table-cell office:value-type="string" table:style-name="ce51">
            <text:p>Each release of Supplied Software shall be accompanied by the appropriate Compliance Artifacts as documented in the [open source Compliance Log]. Where appropriate, and required by the mode of distribution of the release, this shall also be published online at [insert link]</text:p>
          </table:table-cell>
          <table:table-cell table:number-columns-repeated="16380"/>
        </table:table-row>
        <table:table-row table:style-name="ro13">
          <table:table-cell office:value-type="string" table:style-name="ce48">
            <text:p>4.1.2</text:p>
          </table:table-cell>
          <table:table-cell office:value-type="string" table:style-name="ce48">
            <text:p>Copies of the Compliance Artifacts of the Supplied Software release are archived and easily retrievable, and the archive is planned to exist for at least as long as the Supplied Software is offered or as required by the Identified Licenses (whichever is longer).</text:p>
          </table:table-cell>
          <table:table-cell office:value-type="string" table:style-name="ce17">
            <text:p>VA</text:p>
          </table:table-cell>
          <table:table-cell office:value-type="string" table:style-name="ce51">
            <text:p>The Compliance Artifacts for all previous releases of Supplied Software shall be retained [in the open source Compliance Log] and archived as set out above [insert reference]</text:p>
          </table:table-cell>
          <table:table-cell table:number-columns-repeated="16380"/>
        </table:table-row>
        <table:table-row table:style-name="ro9">
          <table:table-cell office:value-type="string" table:style-name="ce48">
            <text:p>4.1.R</text:p>
          </table:table-cell>
          <table:table-cell office:value-type="string" table:style-name="ce52">
            <text:p>To ensure the complete collection of Compliance Artifacts accompany the Supplied Software as required by the Identified Licenses along with other reports created as part of the open source review process.</text:p>
          </table:table-cell>
          <table:table-cell office:value-type="string" table:style-name="ce17">
            <text:p>RT</text:p>
          </table:table-cell>
          <table:table-cell table:style-name="ce51"/>
          <table:table-cell table:number-columns-repeated="16380"/>
        </table:table-row>
        <table:table-row table:style-name="ro2">
          <table:table-cell office:value-type="float" office:value="5" table:style-name="ce48">
            <text:p>5</text:p>
          </table:table-cell>
          <table:table-cell office:value-type="string" table:style-name="ce55">
            <text:p>Understand open source Community Engagement</text:p>
          </table:table-cell>
          <table:table-cell office:value-type="string" table:style-name="ce17">
            <text:p>H</text:p>
          </table:table-cell>
          <table:table-cell office:value-type="string" table:style-name="ce49">
            <text:p>Community Engagement</text:p>
          </table:table-cell>
          <table:table-cell table:number-columns-repeated="16380"/>
        </table:table-row>
        <table:table-row table:style-name="ro22">
          <table:table-cell office:value-type="float" office:value="5.0999999999999996" table:style-name="ce48">
            <text:p>5.1</text:p>
          </table:table-cell>
          <table:table-cell office:value-type="string" table:style-name="ce52">
            <text:p>A written policy exists that governs contributions to open source projects by the organization. The policy must be internally communicated.</text:p>
            <text:p/>
          </table:table-cell>
          <table:table-cell office:value-type="string" table:style-name="ce17">
            <text:p>RQ</text:p>
          </table:table-cell>
          <table:table-cell office:value-type="string" table:style-name="ce51">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number-columns-repeated="16380"/>
        </table:table-row>
        <table:table-row table:style-name="ro23">
          <table:table-cell office:value-type="string" table:style-name="ce48">
            <text:p>5.1.1</text:p>
          </table:table-cell>
          <table:table-cell office:value-type="string" table:style-name="ce48">
            <text:p>A documented open source contribution policy</text:p>
          </table:table-cell>
          <table:table-cell office:value-type="string" table:style-name="ce17">
            <text:p>VA</text:p>
          </table:table-cell>
          <table:table-cell office:value-type="string" table:style-name="ce59">
            <text:p>We encourage our team to get involved in open source (and similar) projects outside COMPANY. If you want to join a project, please see the open source Liaison Lead for more information. Aside from projects that COMPANY has involvement, feel free to contribute to other projects in your own time. Note, however, your obligations to COMPANY relating to trade secrets and our IP. For this reason, please clear any participation with open source LIAISION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P.<text:s/></text:p>
          </table:table-cell>
          <table:table-cell table:number-columns-repeated="16380"/>
        </table:table-row>
        <table:table-row table:style-name="ro9">
          <table:table-cell office:value-type="string" table:style-name="ce48">
            <text:p>5.1.2</text:p>
          </table:table-cell>
          <table:table-cell office:value-type="string" table:style-name="ce48">
            <text:p>A documented procedure exists that makes all Software Staff aware of the existence of the open source contribution policy (e.g., via training, internal wiki, or other practical communication method).</text:p>
          </table:table-cell>
          <table:table-cell office:value-type="string" table:style-name="ce17">
            <text:p>VA</text:p>
          </table:table-cell>
          <table:table-cell office:value-type="string" table:style-name="ce51">
            <text:p>More information about contributing to open source projects can be found [HERE] and the policy and training related to it is covered in the training referred to in [REF:TRAINING] above.<text:s/></text:p>
          </table:table-cell>
          <table:table-cell table:number-columns-repeated="16380"/>
        </table:table-row>
        <table:table-row table:style-name="ro14">
          <table:table-cell office:value-type="string" table:style-name="ce48">
            <text:p>5.1.R</text:p>
          </table:table-cell>
          <table:table-cell office:value-type="string" table:style-name="ce52">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17">
            <text:p>RT</text:p>
          </table:table-cell>
          <table:table-cell table:style-name="ce51"/>
          <table:table-cell table:number-columns-repeated="16380"/>
        </table:table-row>
        <table:table-row table:style-name="ro16">
          <table:table-cell office:value-type="float" office:value="5.2" table:style-name="ce48">
            <text:p>5.2</text:p>
          </table:table-cell>
          <table:table-cell office:value-type="string" table:style-name="ce48">
            <text:p>If an organization permits contributions to open source projects then a process exists that implements the open source contribution policy outlined in Section 5.1.</text:p>
          </table:table-cell>
          <table:table-cell office:value-type="string" table:style-name="ce17">
            <text:p>RQ</text:p>
          </table:table-cell>
          <table:table-cell table:style-name="ce51"/>
          <table:table-cell table:number-columns-repeated="16380"/>
        </table:table-row>
        <table:table-row table:style-name="ro24">
          <table:table-cell office:value-type="string" table:style-name="ce48">
            <text:p>5.2.1</text:p>
          </table:table-cell>
          <table:table-cell office:value-type="string" table:style-name="ce48">
            <text:p>Provided the open source contribution policy permits contributions, a documented procedure exists that governs open source contributions.</text:p>
          </table:table-cell>
          <table:table-cell office:value-type="string" table:style-name="ce17">
            <text:p>VA</text:p>
          </table:table-cell>
          <table:table-cell office:value-type="string" table:style-name="ce51">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IAISON, and make sure that all requirements relating to documentation are fulfilled. You may use your COMPANY email address to register and identify yourself as the source of contributions once this clearance has been obtained.<text:s/></text:p>
          </table:table-cell>
          <table:table-cell table:number-columns-repeated="16380"/>
        </table:table-row>
        <table:table-row table:style-name="ro13">
          <table:table-cell office:value-type="string" table:style-name="ce48">
            <text:p>5.2.R</text:p>
          </table:table-cell>
          <table:table-cell office:value-type="string" table:style-name="ce52">
            <text:p>To ensure an organization has a documented process for how the organization publicly contributes open source. A policy may exist such that contributions are not permitted at all. In that situation it is understood that no procedure may exist and this requirement would nevertheless be met.<text:s/></text:p>
          </table:table-cell>
          <table:table-cell office:value-type="string" table:style-name="ce17">
            <text:p>RT</text:p>
          </table:table-cell>
          <table:table-cell table:style-name="ce51"/>
          <table:table-cell table:number-columns-repeated="16380"/>
        </table:table-row>
        <table:table-row table:style-name="ro2">
          <table:table-cell office:value-type="float" office:value="6" table:style-name="ce48">
            <text:p>6</text:p>
          </table:table-cell>
          <table:table-cell office:value-type="string" table:style-name="ce55">
            <text:p>Certify Adherence to OpenChain Requirements</text:p>
          </table:table-cell>
          <table:table-cell office:value-type="string" table:style-name="ce17">
            <text:p>H</text:p>
          </table:table-cell>
          <table:table-cell office:value-type="string" table:style-name="ce49">
            <text:p>OpenChain</text:p>
          </table:table-cell>
          <table:table-cell table:number-columns-repeated="16380"/>
        </table:table-row>
        <table:table-row table:style-name="ro21">
          <table:table-cell office:value-type="float" office:value="6.1" table:style-name="ce48">
            <text:p>6.1</text:p>
          </table:table-cell>
          <table:table-cell office:value-type="string" table:style-name="ce48">
            <text:p>In order for an organization to be OpenChain certified, it must affirm that it has a open source management program that meets the criteria described in this OpenChain Specification version 1.2.</text:p>
          </table:table-cell>
          <table:table-cell office:value-type="string" table:style-name="ce17">
            <text:p>RQ</text:p>
          </table:table-cell>
          <table:table-cell office:value-type="string" table:style-name="ce51">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1.2. For more information about the OpenChain project, please see OpenChainProject.org</text:p>
          </table:table-cell>
          <table:table-cell table:number-columns-repeated="16380"/>
        </table:table-row>
        <table:table-row table:style-name="ro9">
          <table:table-cell office:value-type="string" table:style-name="ce48">
            <text:p>6.1.1</text:p>
          </table:table-cell>
          <table:table-cell office:value-type="string" table:style-name="ce52">
            <text:p>An affirmation of the existence of a open source management program that meets all the requirements of this OpenChain Specification version 1.2.</text:p>
            <text:p/>
          </table:table-cell>
          <table:table-cell office:value-type="string" table:style-name="ce17">
            <text:p>VA</text:p>
          </table:table-cell>
          <table:table-cell office:value-type="string" table:style-name="ce59">
            <text:p>COMPANY affirms that of [insert date] and in respect of [describe Supplied Software] it is in compliance with the OpenChain Specification version 1.2. [Our public declaration can be found here [insert link]].</text:p>
          </table:table-cell>
          <table:table-cell table:number-columns-repeated="16380"/>
        </table:table-row>
        <table:table-row table:style-name="ro9">
          <table:table-cell office:value-type="string" table:style-name="ce48">
            <text:p>6.1.R</text:p>
          </table:table-cell>
          <table:table-cell office:value-type="string" table:style-name="ce48">
            <text:p><text:span text:style-name="T3">To ensure that if an organization declares that it has a program that is OpenChain Conforming, that such program has met<text:s/></text:span><text:span text:style-name="T4">all</text:span><text:span text:style-name="T3"><text:s/>the requirements of this specification. The mere meeting of a subset of these requirements would not be considered sufficient.</text:span></text:p>
          </table:table-cell>
          <table:table-cell office:value-type="string" table:style-name="ce17">
            <text:p>RT</text:p>
          </table:table-cell>
          <table:table-cell table:style-name="ce51"/>
          <table:table-cell table:number-columns-repeated="16380"/>
        </table:table-row>
        <table:table-row table:style-name="ro9">
          <table:table-cell office:value-type="float" office:value="6.2" table:style-name="ce48">
            <text:p>6.2</text:p>
          </table:table-cell>
          <table:table-cell office:value-type="string" table:style-name="ce48">
            <text:p>Conformance with this version of the specification will last 18 months from the date conformance validation was achieved. Conformance validation requirements can be found on the OpenChain project’s website.</text:p>
          </table:table-cell>
          <table:table-cell office:value-type="string" table:style-name="ce17">
            <text:p>RQ</text:p>
          </table:table-cell>
          <table:table-cell table:style-name="ce51"/>
          <table:table-cell table:number-columns-repeated="16380"/>
        </table:table-row>
        <table:table-row table:style-name="ro14">
          <table:table-cell office:value-type="string" table:style-name="ce48">
            <text:p>6.2.1</text:p>
          </table:table-cell>
          <table:table-cell office:value-type="string" table:style-name="ce52">
            <text:p>The organization affirms the existence of a open source management program that meets all the requirements of this OpenChain Specification version 1.2 within the past 18 months of achieving conformance validation.</text:p>
          </table:table-cell>
          <table:table-cell office:value-type="string" table:style-name="ce17">
            <text:p>VA</text:p>
          </table:table-cell>
          <table:table-cell office:value-type="string" table:style-name="ce51">
            <text:p>COMPANY's affirmation of conformance will be reviewed and renewed if appropriate at intervals of at least than [12|18 months].</text:p>
            <text:p/>
            <text:p>The effectiveness and performance of this policy will be reviewed at [the same time as affirmation], and changes will be made and communicated in line with this Policy where appropriate.<text:s/></text:p>
          </table:table-cell>
          <table:table-cell table:number-columns-repeated="16380"/>
        </table:table-row>
        <table:table-row table:style-name="ro14">
          <table:table-cell office:value-type="string" table:style-name="ce48">
            <text:p>6.2.R</text:p>
          </table:table-cell>
          <table:table-cell office:value-type="string" table:style-name="ce52">
            <text:p>It is important for the organization to remain current with the specification if that organization wants to assert program conformance over time. This requirement ensures that the program’s supporting processes and controls do not erode if the conforming organization continues to assert conformance over time.</text:p>
          </table:table-cell>
          <table:table-cell office:value-type="string" table:style-name="ce17">
            <text:p>RT</text:p>
          </table:table-cell>
          <table:table-cell table:style-name="ce51"/>
          <table:table-cell table:number-columns-repeated="16380"/>
        </table:table-row>
        <table:table-row table:number-rows-repeated="958" table:style-name="ro2">
          <table:table-cell table:style-name="ce60"/>
          <table:table-cell table:number-columns-repeated="2" table:style-name="ce61"/>
          <table:table-cell table:style-name="ce40"/>
          <table:table-cell table:number-columns-repeated="16380"/>
        </table:table-row>
        <table:table-row table:number-rows-repeated="1047550" table:style-name="ro1">
          <table:table-cell table:number-columns-repeated="16384"/>
        </table:table-row>
      </table:table>
      <table:table table:name="Example_Appendix_1_-_Unofficial"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2"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2" table:number-columns-repeated="16373" table:default-cell-style-name="ce1"/>
        <table:table-row table:style-name="ro1">
          <table:table-cell table:number-columns-repeated="3"/>
          <table:table-cell table:style-name="ce86"/>
          <table:table-cell table:number-columns-repeated="16380"/>
        </table:table-row>
        <table:table-row table:style-name="ro1">
          <table:table-cell/>
          <table:table-cell office:value-type="string" table:style-name="ce7">
            <office:annotation draw:style-name="a1" svg:x="4.90833333333333in" svg:y="0.525in" svg:width="5.95in" svg:height="0.375in">
              <dc:creator/>
              <text:p>This list was mainly generated by Orcro Limited, but also uses information from spdx.org, open source.org, choosealicense.com and dejacode.com.</text:p>
            </office:annotation>
            <text:p>Name</text:p>
          </table:table-cell>
          <table:table-cell office:value-type="string" table:style-name="ce7">
            <office:annotation draw:style-name="a2" svg:x="6.28333333333333in" svg:y="0.525in" svg:width="5.88333333333333in" svg:height="0.591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87">
            <office:annotation draw:style-name="a3" svg:x="8.46666666666667in" svg:y="0.525in" svg:width="5.24166666666667in" svg:height="0.808333333333333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7">
            <office:annotation draw:style-name="a4" svg:x="9.55in" svg:y="0.525in" svg:width="5.84166666666667in" svg:height="1.025in">
              <dc:creator/>
              <text:p>No = permissive licence</text:p>
              <text:p>Weak = file scoped copyleft</text:p>
              <text:p>Strong = project scoped copyleft</text:p>
              <text:p/>
            </office:annotation>
            <text:p>Copyleft</text:p>
          </table:table-cell>
          <table:table-cell office:value-type="string" table:style-name="ce7">
            <office:annotation draw:style-name="a5" svg:x="10.8583333333333in" svg:y="0.525in" svg:width="6.55in" svg:height="0.375in">
              <dc:creator/>
              <text:p>If the functionality of the software is accessed over a network, even if no code is distirbuted, the copyleft effect may still apply</text:p>
            </office:annotation>
            <text:p>SaaS Deemed Distribution</text:p>
          </table:table-cell>
          <table:table-cell office:value-type="string" table:style-name="ce7">
            <office:annotation draw:style-name="a6" svg:x="12.1666666666667in" svg:y="0.525in" svg:width="6.475in" svg:height="0.808333333333333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7">
            <office:annotation draw:style-name="a7" svg:x="13.7083333333333in" svg:y="0.525in" svg:width="6.01666666666667in" svg:height="0.375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7">
            <text:p>Notice Requirements</text:p>
          </table:table-cell>
          <table:table-cell office:value-type="string" table:style-name="ce7">
            <text:p>Modification Requirements</text:p>
          </table:table-cell>
          <table:table-cell office:value-type="string" table:style-name="ce8">
            <office:annotation draw:style-name="a8" svg:x="18.6416666666667in" svg:y="0.525in" svg:width="4.33333333333333in" svg:height="0.375in">
              <dc:creator/>
              <text:p>Does the licence allow commercial use?<text:s/></text:p>
            </office:annotation>
            <text:p>Commercial Use Permitted</text:p>
          </table:table-cell>
          <table:table-cell office:value-type="string" table:style-name="ce8">
            <text:p>Provide Copy of licence<text:s/></text:p>
          </table:table-cell>
          <table:table-cell office:value-type="string" table:style-name="ce7">
            <text:p>Same licence</text:p>
          </table:table-cell>
          <table:table-cell office:value-type="string" table:style-name="ce7">
            <text:p>State Changes<text:s/></text:p>
          </table:table-cell>
          <table:table-cell office:value-type="string" table:style-name="ce8">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9">
            <text:p>2-clause BSD License</text:p>
          </table:table-cell>
          <table:table-cell office:value-type="string" table:style-name="ce82">
            <text:p>BSD-2-Clause</text:p>
          </table:table-cell>
          <table:table-cell office:value-type="string" office:string-value="permissive" table:formula="of:=IF([.F3]=&quot;yes&quot;;&quot;SaaS&quot;;IF([.E3]=&quot;no&quot;;&quot;permissive&quot;;IF([.E3]=&quot;yes&quot;;&quot;copyleft&quot;;[.E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23"/>
          <table:table-cell office:value-type="string" table:style-name="ce24">
            <text:p>yes</text:p>
          </table:table-cell>
          <table:table-cell table:number-columns-repeated="4" table:style-name="ce23"/>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9">
            <text:p>3-clause BSD License</text:p>
          </table:table-cell>
          <table:table-cell office:value-type="string" table:style-name="ce82">
            <text:p>BSD-3-Clause</text:p>
          </table:table-cell>
          <table:table-cell office:value-type="string" office:string-value="permissive" table:formula="of:=IF([.F4]=&quot;yes&quot;;&quot;SaaS&quot;;IF([.E4]=&quot;no&quot;;&quot;permissive&quot;;IF([.E4]=&quot;yes&quot;;&quot;copyleft&quot;;[.E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9">
            <text:p>Academic Free License 3.0</text:p>
          </table:table-cell>
          <table:table-cell office:value-type="string" table:style-name="ce82">
            <text:p>AFL-3.0</text:p>
          </table:table-cell>
          <table:table-cell office:value-type="string" office:string-value="SaaS" table:formula="of:=IF([.F5]=&quot;yes&quot;;&quot;SaaS&quot;;IF([.E5]=&quot;no&quot;;&quot;permissive&quot;;IF([.E5]=&quot;yes&quot;;&quot;copyleft&quot;;[.E5])))" table:style-name="ce88">
            <text:p>SaaS</text:p>
          </table:table-cell>
          <table:table-cell office:value-type="string" table:style-name="ce14">
            <text:p>no</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9">
            <text:p>Apache License 2.0</text:p>
          </table:table-cell>
          <table:table-cell office:value-type="string" table:style-name="ce82">
            <text:p>Apache-2.0</text:p>
          </table:table-cell>
          <table:table-cell office:value-type="string" office:string-value="permissive" table:formula="of:=IF([.F6]=&quot;yes&quot;;&quot;SaaS&quot;;IF([.E6]=&quot;no&quot;;&quot;permissive&quot;;[.E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table-cell office:value-type="string" table:number-columns-spanned="1" table:number-rows-spanned="3" table:style-name="ce81">
            <text:p>Software Type</text:p>
          </table:table-cell>
          <table:table-cell office:value-type="string" table:number-columns-spanned="4" table:number-rows-spanned="1" table:style-name="ce81">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9">
            <text:p>Apple Public Source License</text:p>
          </table:table-cell>
          <table:table-cell office:value-type="string" table:style-name="ce83">
            <text:p>APSL-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covered-table-cell/>
          <table:table-cell office:value-type="string" table:style-name="ce34">
            <text:p>Permissive</text:p>
          </table:table-cell>
          <table:table-cell office:value-type="string" table:style-name="ce34">
            <text:p>Copyleft<text:s/></text:p>
          </table:table-cell>
          <table:table-cell office:value-type="string" table:style-name="ce34">
            <text:p>SAAS</text:p>
          </table:table-cell>
          <table:table-cell office:value-type="string" table:style-name="ce34">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9">
            <text:p>Artistic License 2.0</text:p>
          </table:table-cell>
          <table:table-cell office:value-type="string" table:style-name="ce84">
            <text:p>Artistic-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4" table:style-name="ce1"/>
          <table:covered-table-cell/>
          <table:table-cell table:number-columns-repeated="4" table:style-name="ce41"/>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9">
            <text:p>Attribution Assurance License</text:p>
          </table:table-cell>
          <table:table-cell office:value-type="string" table:style-name="ce84">
            <text:p>AAL</text:p>
          </table:table-cell>
          <table:table-cell office:value-type="string" office:string-value="permissive" table:formula="of:=IF([.F9]=&quot;yes&quot;;&quot;SaaS&quot;;IF([.E9]=&quot;no&quot;;&quot;permissive&quot;;IF([.E9]=&quot;yes&quot;;&quot;copyleft&quot;;[.E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9">
            <text:p>Boost Software License</text:p>
          </table:table-cell>
          <table:table-cell office:value-type="string" table:style-name="ce84">
            <text:p>BSL-1.0</text:p>
          </table:table-cell>
          <table:table-cell office:value-type="string" office:string-value="permissive" table:formula="of:=IF([.F10]=&quot;yes&quot;;&quot;SaaS&quot;;IF([.E10]=&quot;no&quot;;&quot;permissive&quot;;IF([.E10]=&quot;yes&quot;;&quot;copyleft&quot;;[.E1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2-Clause "Simplified License"</text:p>
          </table:table-cell>
          <table:table-cell office:value-type="string" table:style-name="ce82">
            <text:p>BSD-2-Clause</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3-Clause "Clear License"</text:p>
          </table:table-cell>
          <table:table-cell office:value-type="string" table:style-name="ce82">
            <text:p>BSD-3-Clause-Clear</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BSD 3-Clause "New" or "Revised" License<text:s/></text:p>
          </table:table-cell>
          <table:table-cell office:value-type="string" table:style-name="ce84">
            <text:p>BSD 3-Clause-Attribution</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9">
            <text:p>BSD+Patent</text:p>
          </table:table-cell>
          <table:table-cell office:value-type="string" table:style-name="ce84">
            <text:p>BSD-2-Clause-Patent</text:p>
          </table:table-cell>
          <table:table-cell office:value-type="string" office:string-value="permissive" table:formula="of:=IF([.F14]=&quot;yes&quot;;&quot;SaaS&quot;;IF([.E14]=&quot;no&quot;;&quot;permissive&quot;;IF([.E14]=&quot;yes&quot;;&quot;copyleft&quot;;[.E1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9">
            <text:p>CeCILL License 2.1</text:p>
          </table:table-cell>
          <table:table-cell office:value-type="string" table:style-name="ce84">
            <text:p>CECILL-2.1</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Creative Commons Attribution 4.0 International<text:s/></text:p>
          </table:table-cell>
          <table:table-cell office:value-type="string" table:style-name="ce84">
            <text:p>CC-BY</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style-name="ce1"/>
        </table:table-row>
        <table:table-row table:style-name="ro1">
          <table:table-cell/>
          <table:table-cell office:value-type="string" table:style-name="ce43">
            <text:p>Creative Commons Attribution Share Alike 4.0 International<text:s/></text:p>
          </table:table-cell>
          <table:table-cell office:value-type="string" table:style-name="ce84">
            <text:p>CC BY-SA</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9">
            <text:p>Creative Commons Non-commercial 4.0 International</text:p>
          </table:table-cell>
          <table:table-cell office:value-type="string" table:style-name="ce84">
            <text:p>CC-BY-NC-4.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no</text:p>
          </table:table-cell>
          <table:table-cell table:number-columns-repeated="4" table:style-name="ce12"/>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9">
            <text:p>Creative Commons Zero v 1.0 Universal<text:s/></text:p>
          </table:table-cell>
          <table:table-cell office:value-type="string" table:style-name="ce84">
            <text:p>CC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9">
            <text:p>Computer Associates Trusted Open Source License 1.1</text:p>
          </table:table-cell>
          <table:table-cell office:value-type="string" table:style-name="ce84">
            <text:p>CATOSL-1.1</text:p>
          </table:table-cell>
          <table:table-cell office:value-type="string" office:string-value="permissive" table:formula="of:=IF([.F20]=&quot;yes&quot;;&quot;SaaS&quot;;IF([.E20]=&quot;no&quot;;&quot;permissive&quot;;IF([.E20]=&quot;yes&quot;;&quot;copyleft&quot;;[.E2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9">
            <text:p>Common Development and Distribution License 1.0<text:s/></text:p>
          </table:table-cell>
          <table:table-cell office:value-type="string" table:style-name="ce84">
            <text:p>CDD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9">
            <text:p>Common Public Attribution License 1.0<text:s/></text:p>
          </table:table-cell>
          <table:table-cell office:value-type="string" table:style-name="ce84">
            <text:p>CPAL-1.0</text:p>
          </table:table-cell>
          <table:table-cell office:value-type="string" office:string-value="SaaS" table:formula="of:=IF([.F22]=&quot;yes&quot;;&quot;SaaS&quot;;IF([.E22]=&quot;no&quot;;&quot;permissive&quot;;IF([.E22]=&quot;yes&quot;;&quot;copyleft&quot;;[.E22])))" table:style-name="ce88">
            <text:p>SaaS</text:p>
          </table:table-cell>
          <table:table-cell office:value-type="string" table:style-name="ce18">
            <text:p>weak</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9">
            <text:p>CUA Office Public License Version 1.0<text:s/></text:p>
          </table:table-cell>
          <table:table-cell office:value-type="string" table:style-name="ce84">
            <text:p>CUA-OPL-1.0</text:p>
          </table:table-cell>
          <table:table-cell office:value-type="string" office:string-value="copyleft" table:formula="of:=IF([.F23]=&quot;yes&quot;;&quot;SaaS&quot;;IF([.E23]=&quot;no&quot;;&quot;permissive&quot;;IF([.E23]=&quot;yes&quot;;&quot;copyleft&quot;;[.E23])))"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table:style-name="ce43">
            <text:p>Do what the F*ck You want to Public License</text:p>
          </table:table-cell>
          <table:table-cell office:value-type="string" table:style-name="ce84">
            <text:p>WTFPL</text:p>
          </table:table-cell>
          <table:table-cell office:value-type="string" office:string-value="permissive" table:formula="of:=IF([.F24]=&quot;yes&quot;;&quot;SaaS&quot;;IF([.E24]=&quot;no&quot;;&quot;permissive&quot;;IF([.E24]=&quot;yes&quot;;&quot;copyleft&quot;;[.E2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9">
            <text:p>EU DataGrid Software License<text:s/></text:p>
          </table:table-cell>
          <table:table-cell office:value-type="string" table:style-name="ce84">
            <text:p>EUDatagrid</text:p>
          </table:table-cell>
          <table:table-cell office:value-type="string" office:string-value="SaaS" table:formula="of:=IF([.F25]=&quot;yes&quot;;&quot;SaaS&quot;;IF([.E25]=&quot;no&quot;;&quot;permissive&quot;;IF([.E25]=&quot;yes&quot;;&quot;copyleft&quot;;[.E25])))" table:style-name="ce88">
            <text:p>SaaS</text:p>
          </table:table-cell>
          <table:table-cell office:value-type="string" table:style-name="ce18">
            <text:p>no</text:p>
          </table:table-cell>
          <table:table-cell office:value-type="string" table:style-name="ce16">
            <text:p>yes</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lipse Public License 1.0 " table:formula="of:=HYPERLINK(&quot;https://opensource.org/licenses/EPL-1.0&quot;;&quot;Eclipse Public License 1.0 &quot;)" table:style-name="ce9">
            <text:p>Eclipse Public License 1.0<text:s/></text:p>
          </table:table-cell>
          <table:table-cell office:value-type="string" table:style-name="ce84">
            <text:p>EPL-1.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lipse Public License 2.0" table:formula="of:=HYPERLINK(&quot;https://opensource.org/licenses/EPL-2.0&quot;;&quot;Eclipse Public License 2.0&quot;)" table:style-name="ce9">
            <text:p>Eclipse Public License 2.0</text:p>
          </table:table-cell>
          <table:table-cell office:value-type="string" table:style-name="ce84">
            <text:p>EPL-2.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Cos License version 2.0 (based on GNU v2)" table:formula="of:=HYPERLINK(&quot;https://opensource.org/licenses/eCos-2.0&quot;;&quot;eCos License version 2.0 (based on GNU v2)&quot;)" table:style-name="ce9">
            <text:p>eCos License version 2.0 (based on GNU v2)</text:p>
          </table:table-cell>
          <table:table-cell office:value-type="string" table:style-name="ce85">
            <text:p>eCos-2.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ducational Community License, Version 2.0 " table:formula="of:=HYPERLINK(&quot;https://opensource.org/licenses/ECL-2.0&quot;;&quot;Educational Community License, Version 2.0 &quot;)" table:style-name="ce9">
            <text:p>Educational Community License, Version 2.0<text:s/></text:p>
          </table:table-cell>
          <table:table-cell office:value-type="string" table:style-name="ce84">
            <text:p>ECL-2.0</text:p>
          </table:table-cell>
          <table:table-cell office:value-type="string" office:string-value="permissive" table:formula="of:=IF([.F29]=&quot;yes&quot;;&quot;SaaS&quot;;IF([.E29]=&quot;no&quot;;&quot;permissive&quot;;IF([.E29]=&quot;yes&quot;;&quot;copyleft&quot;;[.E29])))" table:style-name="ce88">
            <text:p>permissive</text:p>
          </table:table-cell>
          <table:table-cell office:value-type="string" table:style-name="ce14">
            <text:p>no</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1">
          <table:table-cell/>
          <table:table-cell office:value-type="string" office:string-value="Eiffel Forum License V2.0" table:formula="of:=HYPERLINK(&quot;https://opensource.org/licenses/EFL-2.0&quot;;&quot;Eiffel Forum License V2.0&quot;)" table:style-name="ce9">
            <text:p>Eiffel Forum License V2.0</text:p>
          </table:table-cell>
          <table:table-cell office:value-type="string" table:style-name="ce84">
            <text:p>EFL-2.0</text:p>
          </table:table-cell>
          <table:table-cell office:value-type="string" office:string-value="permissive" table:formula="of:=IF([.F30]=&quot;yes&quot;;&quot;SaaS&quot;;IF([.E30]=&quot;no&quot;;&quot;permissive&quot;;IF([.E30]=&quot;yes&quot;;&quot;copyleft&quot;;[.E30])))"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Entessa Public License" table:formula="of:=HYPERLINK(&quot;https://opensource.org/licenses/entessa.php&quot;;&quot;Entessa Public License&quot;)" table:style-name="ce9">
            <text:p>Entessa Public License</text:p>
          </table:table-cell>
          <table:table-cell office:value-type="string" table:style-name="ce84">
            <text:p>Entessa</text:p>
          </table:table-cell>
          <table:table-cell office:value-type="string" office:string-value="permissive" table:formula="of:=IF([.F31]=&quot;yes&quot;;&quot;SaaS&quot;;IF([.E31]=&quot;no&quot;;&quot;permissive&quot;;IF([.E31]=&quot;yes&quot;;&quot;copyleft&quot;;[.E3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European Union Public License, Version 1.1" table:formula="of:=HYPERLINK(&quot;https://opensource.org/licenses/EUPL-1.1&quot;;&quot;European Union Public License, Version 1.1&quot;)" table:style-name="ce9">
            <text:p>European Union Public License, Version 1.1</text:p>
          </table:table-cell>
          <table:table-cell office:value-type="string" table:style-name="ce84">
            <text:p>EUPL-1.1</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43">
            <text:p>European Union Public License, Version 1.2</text:p>
          </table:table-cell>
          <table:table-cell office:value-type="string" table:style-name="ce84">
            <text:p>EUPL-1.2</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air License " table:formula="of:=HYPERLINK(&quot;https://opensource.org/licenses/Fair&quot;;&quot;Fair License &quot;)" table:style-name="ce9">
            <text:p>Fair License<text:s/></text:p>
          </table:table-cell>
          <table:table-cell office:value-type="string" table:style-name="ce84">
            <text:p>Fair</text:p>
          </table:table-cell>
          <table:table-cell office:value-type="string" office:string-value="permissive" table:formula="of:=IF([.F34]=&quot;yes&quot;;&quot;SaaS&quot;;IF([.E34]=&quot;no&quot;;&quot;permissive&quot;;IF([.E34]=&quot;yes&quot;;&quot;copyleft&quot;;[.E3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rameworx License" table:formula="of:=HYPERLINK(&quot;https://opensource.org/licenses/Frameworx-1.0&quot;;&quot;Frameworx License&quot;)" table:style-name="ce9">
            <text:p>Frameworx License</text:p>
          </table:table-cell>
          <table:table-cell office:value-type="string" table:style-name="ce84">
            <text:p>Frameworx-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Free Public License 1.0.0" table:formula="of:=HYPERLINK(&quot;https://opensource.org/licenses/FPL-1.0.0&quot;;&quot;Free Public License 1.0.0&quot;)" table:style-name="ce9">
            <text:p>Free Public License 1.0.0</text:p>
          </table:table-cell>
          <table:table-cell office:value-type="string" table:style-name="ce84">
            <text:p>0BSD</text:p>
          </table:table-cell>
          <table:table-cell office:value-type="string" office:string-value="permissive" table:formula="of:=IF([.F36]=&quot;yes&quot;;&quot;SaaS&quot;;IF([.E36]=&quot;no&quot;;&quot;permissive&quot;;IF([.E36]=&quot;yes&quot;;&quot;copyleft&quot;;[.E3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Affero General Public License version 3" table:formula="of:=HYPERLINK(&quot;https://opensource.org/licenses/AGPL-3.0&quot;;&quot;GNU Affero General Public License version 3&quot;)" table:style-name="ce9">
            <text:p>GNU Affero General Public License version 3</text:p>
          </table:table-cell>
          <table:table-cell office:value-type="string" table:style-name="ce84">
            <text:p>AGPL-3.0</text:p>
          </table:table-cell>
          <table:table-cell office:value-type="string" office:string-value="SaaS" table:formula="of:=IF([.F37]=&quot;yes&quot;;&quot;SaaS&quot;;IF([.E37]=&quot;no&quot;;&quot;permissive&quot;;IF([.E37]=&quot;yes&quot;;&quot;copyleft&quot;;[.E37])))" table:style-name="ce88">
            <text:p>SaaS</text:p>
          </table:table-cell>
          <table:table-cell office:value-type="string" table:style-name="ce18">
            <text:p>strong</text:p>
          </table:table-cell>
          <table:table-cell office:value-type="string" table:style-name="ce16">
            <text:p>yes</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General Public License version 2" table:formula="of:=HYPERLINK(&quot;https://opensource.org/licenses/GPL-2.0&quot;;&quot;GNU General Public License version 2&quot;)" table:style-name="ce9">
            <text:p>GNU General Public License version 2</text:p>
          </table:table-cell>
          <table:table-cell office:value-type="string" table:style-name="ce84">
            <text:p>GPL-2.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General Public License version 3" table:formula="of:=HYPERLINK(&quot;https://opensource.org/licenses/GPL-3.0&quot;;&quot;GNU General Public License version 3&quot;)" table:style-name="ce9">
            <text:p>GNU General Public License version 3</text:p>
          </table:table-cell>
          <table:table-cell office:value-type="string" table:style-name="ce84">
            <text:p>GPL-3.0</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Lesser General Public License version 2.1" table:formula="of:=HYPERLINK(&quot;https://opensource.org/licenses/LGPL-2.1&quot;;&quot;GNU Lesser General Public License version 2.1&quot;)" table:style-name="ce9">
            <text:p>GNU Lesser General Public License version 2.1</text:p>
          </table:table-cell>
          <table:table-cell office:value-type="string" table:style-name="ce84">
            <text:p>LGPL-2.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GNU Lesser General Public License version 3" table:formula="of:=HYPERLINK(&quot;https://opensource.org/licenses/LGPL-3.0&quot;;&quot;GNU Lesser General Public License version 3&quot;)" table:style-name="ce9">
            <text:p>GNU Lesser General Public License version 3</text:p>
          </table:table-cell>
          <table:table-cell office:value-type="string" table:style-name="ce84">
            <text:p>LGPL-3.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yes</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Historical Permission Notice and Disclaimer" table:formula="of:=HYPERLINK(&quot;https://opensource.org/licenses/HPND&quot;;&quot;Historical Permission Notice and Disclaimer&quot;)" table:style-name="ce9">
            <text:p>Historical Permission Notice and Disclaimer</text:p>
          </table:table-cell>
          <table:table-cell office:value-type="string" table:style-name="ce84">
            <text:p>HPND</text:p>
          </table:table-cell>
          <table:table-cell office:value-type="string" office:string-value="permissive" table:formula="of:=IF([.F42]=&quot;yes&quot;;&quot;SaaS&quot;;IF([.E42]=&quot;no&quot;;&quot;permissive&quot;;IF([.E42]=&quot;yes&quot;;&quot;copyleft&quot;;[.E4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BM Public License 1.0 " table:formula="of:=HYPERLINK(&quot;https://opensource.org/licenses/IPL-1.0&quot;;&quot;IBM Public License 1.0 &quot;)" table:style-name="ce9">
            <text:p>IBM Public License 1.0<text:s/></text:p>
          </table:table-cell>
          <table:table-cell office:value-type="string" table:style-name="ce84">
            <text:p>I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PA Font License " table:formula="of:=HYPERLINK(&quot;https://opensource.org/licenses/IPA&quot;;&quot;IPA Font License &quot;)" table:style-name="ce9">
            <text:p>IPA Font License<text:s/></text:p>
          </table:table-cell>
          <table:table-cell office:value-type="string" table:style-name="ce84">
            <text:p>IPA</text:p>
          </table:table-cell>
          <table:table-cell office:value-type="string" office:string-value="copyleft" table:formula="of:=IF([.F44]=&quot;yes&quot;;&quot;SaaS&quot;;IF([.E44]=&quot;no&quot;;&quot;permissive&quot;;IF([.E44]=&quot;yes&quot;;&quot;copyleft&quot;;[.E44])))"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ISC License" table:formula="of:=HYPERLINK(&quot;https://opensource.org/licenses/ISC&quot;;&quot;ISC License&quot;)" table:style-name="ce9">
            <text:p>ISC License</text:p>
          </table:table-cell>
          <table:table-cell office:value-type="string" table:style-name="ce84">
            <text:p>ISC</text:p>
          </table:table-cell>
          <table:table-cell office:value-type="string" office:string-value="permissive" table:formula="of:=IF([.F45]=&quot;yes&quot;;&quot;SaaS&quot;;IF([.E45]=&quot;no&quot;;&quot;permissive&quot;;IF([.E45]=&quot;yes&quot;;&quot;copyleft&quot;;[.E45])))"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aTeX Project Public License 1.3c" table:formula="of:=HYPERLINK(&quot;https://opensource.org/licenses/LPPL-1.3c&quot;;&quot;LaTeX Project Public License 1.3c&quot;)" table:style-name="ce9">
            <text:p>LaTeX Project Public License 1.3c</text:p>
          </table:table-cell>
          <table:table-cell office:value-type="string" table:style-name="ce85">
            <text:p>LPPL-1.3c</text:p>
          </table:table-cell>
          <table:table-cell office:value-type="string" office:string-value="copyleft" table:formula="of:=IF([.F46]=&quot;yes&quot;;&quot;SaaS&quot;;IF([.E46]=&quot;no&quot;;&quot;permissive&quot;;IF([.E46]=&quot;yes&quot;;&quot;copyleft&quot;;[.E46])))"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Permissive" table:formula="of:=HYPERLINK(&quot;https://opensource.org/licenses/LiLiQ-P-1.1&quot;;&quot;Licence Libre du Québec – Permissive&quot;)" table:style-name="ce9">
            <text:p>Licence Libre du Québec – Permissive</text:p>
          </table:table-cell>
          <table:table-cell office:value-type="string" table:style-name="ce84">
            <text:p>LiLiQ-P</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Réciprocité " table:formula="of:=HYPERLINK(&quot;https://opensource.org/licenses/LiLiQ-R-1.1&quot;;&quot;Licence Libre du Québec – Réciprocité &quot;)" table:style-name="ce9">
            <text:p>Licence Libre du Québec – Réciprocité<text:s/></text:p>
          </table:table-cell>
          <table:table-cell office:value-type="string" table:style-name="ce84">
            <text:p>LiLiQ-R</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icence Libre du Québec – Réciprocité forte" table:formula="of:=HYPERLINK(&quot;https://opensource.org/licenses/LiLiQ-Rplus-1.1&quot;;&quot;Licence Libre du Québec – Réciprocité forte&quot;)" table:style-name="ce9">
            <text:p>Licence Libre du Québec – Réciprocité forte</text:p>
          </table:table-cell>
          <table:table-cell office:value-type="string" table:style-name="ce84">
            <text:p>LiLiQ-R+</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Lucent Public License Version 1.02" table:formula="of:=HYPERLINK(&quot;https://opensource.org/licenses/LPL-1.02&quot;;&quot;Lucent Public License Version 1.02&quot;)" table:style-name="ce9">
            <text:p>Lucent Public License Version 1.02</text:p>
          </table:table-cell>
          <table:table-cell office:value-type="string" table:style-name="ce84">
            <text:p>LPL-1.02</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rOS Licence" table:formula="of:=HYPERLINK(&quot;https://opensource.org/licenses/MirOS&quot;;&quot;MirOS Licence&quot;)" table:style-name="ce9">
            <text:p>MirOS Licence</text:p>
          </table:table-cell>
          <table:table-cell office:value-type="string" table:style-name="ce84">
            <text:p>MirOS</text:p>
          </table:table-cell>
          <table:table-cell office:value-type="string" office:string-value="permissive" table:formula="of:=IF([.F51]=&quot;yes&quot;;&quot;SaaS&quot;;IF([.E51]=&quot;no&quot;;&quot;permissive&quot;;IF([.E51]=&quot;yes&quot;;&quot;copyleft&quot;;[.E5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crosoft Public License" table:formula="of:=HYPERLINK(&quot;https://opensource.org/licenses/MS-PL&quot;;&quot;Microsoft Public License&quot;)" table:style-name="ce9">
            <text:p>Microsoft Public License</text:p>
          </table:table-cell>
          <table:table-cell office:value-type="string" table:style-name="ce84">
            <text:p>MS-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crosoft Reciprocal License " table:formula="of:=HYPERLINK(&quot;https://opensource.org/licenses/MS-RL&quot;;&quot;Microsoft Reciprocal License &quot;)" table:style-name="ce9">
            <text:p>Microsoft Reciprocal License<text:s/></text:p>
          </table:table-cell>
          <table:table-cell office:value-type="string" table:style-name="ce84">
            <text:p>MS-RL</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IT License " table:formula="of:=HYPERLINK(&quot;https://opensource.org/licenses/MIT&quot;;&quot;MIT License &quot;)" table:style-name="ce9">
            <text:p>MIT License<text:s/></text:p>
          </table:table-cell>
          <table:table-cell office:value-type="string" table:style-name="ce84">
            <text:p>MIT</text:p>
          </table:table-cell>
          <table:table-cell office:value-type="string" office:string-value="permissive" table:formula="of:=IF([.F54]=&quot;yes&quot;;&quot;SaaS&quot;;IF([.E54]=&quot;no&quot;;&quot;permissive&quot;;IF([.E54]=&quot;yes&quot;;&quot;copyleft&quot;;[.E5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tosoto License" table:formula="of:=HYPERLINK(&quot;https://opensource.org/licenses/Motosoto&quot;;&quot;Motosoto License&quot;)" table:style-name="ce9">
            <text:p>Motosoto License</text:p>
          </table:table-cell>
          <table:table-cell office:value-type="string" table:style-name="ce84">
            <text:p>Motosoto</text:p>
          </table:table-cell>
          <table:table-cell office:value-type="string" office:string-value="copyleft" table:formula="of:=IF([.F55]=&quot;yes&quot;;&quot;SaaS&quot;;IF([.E55]=&quot;no&quot;;&quot;permissive&quot;;IF([.E55]=&quot;yes&quot;;&quot;copyleft&quot;;[.E55])))"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1.0 " table:formula="of:=HYPERLINK(&quot;https://opensource.org/licenses/MPL-1.0&quot;;&quot;Mozilla Public License 1.0 &quot;)" table:style-name="ce9">
            <text:p>Mozilla Public License 1.0<text:s/></text:p>
          </table:table-cell>
          <table:table-cell office:value-type="string" table:style-name="ce84">
            <text:p>M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1.1" table:formula="of:=HYPERLINK(&quot;https://opensource.org/licenses/MPL-1.1&quot;;&quot;Mozilla Public License 1.1&quot;)" table:style-name="ce9">
            <text:p>Mozilla Public License 1.1</text:p>
          </table:table-cell>
          <table:table-cell office:value-type="string" table:style-name="ce84">
            <text:p>MPL-1.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ozilla Public License 2.0 " table:formula="of:=HYPERLINK(&quot;https://opensource.org/licenses/MPL-2.0&quot;;&quot;Mozilla Public License 2.0 &quot;)" table:style-name="ce9">
            <text:p>Mozilla Public License 2.0<text:s/></text:p>
          </table:table-cell>
          <table:table-cell office:value-type="string" table:style-name="ce84">
            <text:p>MPL-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Multics License (Multics)" table:formula="of:=HYPERLINK(&quot;https://opensource.org/licenses/Multics&quot;;&quot;Multics License (Multics)&quot;)" table:style-name="ce9">
            <text:p>Multics License (Multics)</text:p>
          </table:table-cell>
          <table:table-cell office:value-type="string" table:style-name="ce84">
            <text:p>Multics</text:p>
          </table:table-cell>
          <table:table-cell office:value-type="string" office:string-value="permissive" table:formula="of:=IF([.F59]=&quot;yes&quot;;&quot;SaaS&quot;;IF([.E59]=&quot;no&quot;;&quot;permissive&quot;;IF([.E59]=&quot;yes&quot;;&quot;copyleft&quot;;[.E5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ASA Open Source Agreement 1.3" table:formula="of:=HYPERLINK(&quot;https://opensource.org/licenses/NASA-1.3&quot;;&quot;NASA Open Source Agreement 1.3&quot;)" table:style-name="ce9">
            <text:p>NASA Open Source Agreement 1.3</text:p>
          </table:table-cell>
          <table:table-cell office:value-type="string" table:style-name="ce84">
            <text:p>NASA-1.3</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TP License" table:formula="of:=HYPERLINK(&quot;https://opensource.org/licenses/NTP&quot;;&quot;NTP License&quot;)" table:style-name="ce9">
            <text:p>NTP License</text:p>
          </table:table-cell>
          <table:table-cell office:value-type="string" table:style-name="ce84">
            <text:p>NTP</text:p>
          </table:table-cell>
          <table:table-cell office:value-type="string" office:string-value="permissive" table:formula="of:=IF([.F61]=&quot;yes&quot;;&quot;SaaS&quot;;IF([.E61]=&quot;no&quot;;&quot;permissive&quot;;IF([.E61]=&quot;yes&quot;;&quot;copyleft&quot;;[.E6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aumen Public License" table:formula="of:=HYPERLINK(&quot;https://opensource.org/licenses/Naumen&quot;;&quot;Naumen Public License&quot;)" table:style-name="ce9">
            <text:p>Naumen Public License</text:p>
          </table:table-cell>
          <table:table-cell office:value-type="string" table:style-name="ce84">
            <text:p>Naumen</text:p>
          </table:table-cell>
          <table:table-cell office:value-type="string" office:string-value="permissive" table:formula="of:=IF([.F62]=&quot;yes&quot;;&quot;SaaS&quot;;IF([.E62]=&quot;no&quot;;&quot;permissive&quot;;IF([.E62]=&quot;yes&quot;;&quot;copyleft&quot;;[.E6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ethack General Public License " table:formula="of:=HYPERLINK(&quot;https://opensource.org/licenses/NGPL&quot;;&quot;Nethack General Public License &quot;)" table:style-name="ce9">
            <text:p>Nethack General Public License<text:s/></text:p>
          </table:table-cell>
          <table:table-cell office:value-type="string" table:style-name="ce84">
            <text:p>NG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okia Open Source License " table:formula="of:=HYPERLINK(&quot;https://opensource.org/licenses/nokia.php&quot;;&quot;Nokia Open Source License &quot;)" table:style-name="ce9">
            <text:p>Nokia Open Source License<text:s/></text:p>
          </table:table-cell>
          <table:table-cell office:value-type="string" table:style-name="ce84">
            <text:p>Nokia</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Non-Profit Open Software License 3.0" table:formula="of:=HYPERLINK(&quot;https://opensource.org/licenses/NPOSL-3.0&quot;;&quot;Non-Profit Open Software License 3.0&quot;)" table:style-name="ce9">
            <text:p>Non-Profit Open Software License 3.0</text:p>
          </table:table-cell>
          <table:table-cell office:value-type="string" table:style-name="ce84">
            <text:p>NPOSL-3.0</text:p>
          </table:table-cell>
          <table:table-cell office:value-type="string" table:style-name="ce89">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CLC Research Public License 2.0 " table:formula="of:=HYPERLINK(&quot;https://opensource.org/licenses/OCLC-2.0&quot;;&quot;OCLC Research Public License 2.0 &quot;)" table:style-name="ce9">
            <text:p>OCLC Research Public License 2.0<text:s/></text:p>
          </table:table-cell>
          <table:table-cell office:value-type="string" table:style-name="ce84">
            <text:p>OCLC-2.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Government Licence 3.0" table:formula="of:=HYPERLINK(&quot;http://www.nationalarchives.gov.uk/doc/open-government-licence/version/3/&quot;;&quot;Open Government Licence 3.0&quot;)" table:style-name="ce9">
            <text:p>Open Government Licence 3.0</text:p>
          </table:table-cell>
          <table:table-cell office:value-type="string" table:style-name="ce84">
            <text:p>OGL-UK-3.0</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exclud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Group Test Suite License" table:formula="of:=HYPERLINK(&quot;https://opensource.org/licenses/OGTSL&quot;;&quot;Open Group Test Suite License&quot;)" table:style-name="ce9">
            <text:p>Open Group Test Suite License</text:p>
          </table:table-cell>
          <table:table-cell office:value-type="string" table:style-name="ce84">
            <text:p>OGTS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Open Software License 3.0" table:formula="of:=HYPERLINK(&quot;https://opensource.org/licenses/OSL-3.0&quot;;&quot;Open Software License 3.0&quot;)" table:style-name="ce9">
            <text:p>Open Software License 3.0</text:p>
          </table:table-cell>
          <table:table-cell office:value-type="string" table:style-name="ce84">
            <text:p>OSL-3.0</text:p>
          </table:table-cell>
          <table:table-cell office:value-type="string" office:string-value="SaaS" table:formula="of:=IF([.F69]=&quot;yes&quot;;&quot;SaaS&quot;;IF([.E69]=&quot;no&quot;;&quot;permissive&quot;;IF([.E69]=&quot;yes&quot;;&quot;copyleft&quot;;[.E69])))" table:style-name="ce88">
            <text:p>SaaS</text:p>
          </table:table-cell>
          <table:table-cell office:value-type="string" table:style-name="ce18">
            <text:p>strong</text:p>
          </table:table-cell>
          <table:table-cell office:value-type="string" table:style-name="ce16">
            <text:p>yes</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62">
            <text:p><text:a xlink:href="https://opensource.org/licenses/OPL-2.1">OSET Public License version 2.1</text:a></text:p>
          </table:table-cell>
          <table:table-cell office:value-type="string" table:style-name="ce85">
            <text:p>OSET-PL-2.1</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PHP License 3.0" table:formula="of:=HYPERLINK(&quot;https://opensource.org/licenses/PHP-3.0&quot;;&quot;PHP License 3.0&quot;)" table:style-name="ce9">
            <text:p>PHP License 3.0</text:p>
          </table:table-cell>
          <table:table-cell office:value-type="string" table:style-name="ce84">
            <text:p>PHP-3.0</text:p>
          </table:table-cell>
          <table:table-cell office:value-type="string" office:string-value="permissive" table:formula="of:=IF([.F71]=&quot;yes&quot;;&quot;SaaS&quot;;IF([.E71]=&quot;no&quot;;&quot;permissive&quot;;IF([.E71]=&quot;yes&quot;;&quot;copyleft&quot;;[.E71])))"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The PostgreSQL License " table:formula="of:=HYPERLINK(&quot;https://opensource.org/licenses/PostgreSQL&quot;;&quot;The PostgreSQL License &quot;)" table:style-name="ce9">
            <text:p>The PostgreSQL License<text:s/></text:p>
          </table:table-cell>
          <table:table-cell office:value-type="string" table:style-name="ce84">
            <text:p>PostgreSQL</text:p>
          </table:table-cell>
          <table:table-cell office:value-type="string" office:string-value="permissive" table:formula="of:=IF([.F72]=&quot;yes&quot;;&quot;SaaS&quot;;IF([.E72]=&quot;no&quot;;&quot;permissive&quot;;IF([.E72]=&quot;yes&quot;;&quot;copyleft&quot;;[.E7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Python License (overall Python license)" table:formula="of:=HYPERLINK(&quot;https://opensource.org/licenses/Python-2.0&quot;;&quot;Python License (overall Python license)&quot;)" table:style-name="ce9">
            <text:p>Python License (overall Python license)</text:p>
          </table:table-cell>
          <table:table-cell office:value-type="string" table:style-name="ce84">
            <text:p>Python-2.0</text:p>
          </table:table-cell>
          <table:table-cell office:value-type="string" office:string-value="permissive" table:formula="of:=IF([.F73]=&quot;yes&quot;;&quot;SaaS&quot;;IF([.E73]=&quot;no&quot;;&quot;permissive&quot;;IF([.E73]=&quot;yes&quot;;&quot;copyleft&quot;;[.E7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CNRI Python license (CNRI portion of Python License)" table:formula="of:=HYPERLINK(&quot;https://opensource.org/licenses/pythonpl.php&quot;;&quot;CNRI Python license (CNRI portion of Python License)&quot;)" table:style-name="ce9">
            <text:p>CNRI Python license (CNRI portion of Python License)</text:p>
          </table:table-cell>
          <table:table-cell office:value-type="string" table:style-name="ce84">
            <text:p>CNRI-Python</text:p>
          </table:table-cell>
          <table:table-cell office:value-type="string" office:string-value="permissive" table:formula="of:=IF([.F74]=&quot;yes&quot;;&quot;SaaS&quot;;IF([.E74]=&quot;no&quot;;&quot;permissive&quot;;IF([.E74]=&quot;yes&quot;;&quot;copyleft&quot;;[.E7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Q Public License " table:formula="of:=HYPERLINK(&quot;https://opensource.org/licenses/QPL-1.0&quot;;&quot;Q Public License &quot;)" table:style-name="ce9">
            <text:p>Q Public License<text:s/></text:p>
          </table:table-cell>
          <table:table-cell office:value-type="string" table:style-name="ce84">
            <text:p>Q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ealNetworks Public Source License V1.0" table:formula="of:=HYPERLINK(&quot;https://opensource.org/licenses/RPSL-1.0&quot;;&quot;RealNetworks Public Source License V1.0&quot;)" table:style-name="ce9">
            <text:p>RealNetworks Public Source License V1.0</text:p>
          </table:table-cell>
          <table:table-cell office:value-type="string" table:style-name="ce84">
            <text:p>RPS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eciprocal Public License 1.5 " table:formula="of:=HYPERLINK(&quot;https://opensource.org/licenses/RPL-1.5&quot;;&quot;Reciprocal Public License 1.5 &quot;)" table:style-name="ce9">
            <text:p>Reciprocal Public License 1.5<text:s/></text:p>
          </table:table-cell>
          <table:table-cell office:value-type="string" table:style-name="ce84">
            <text:p>RPL-1.5</text:p>
          </table:table-cell>
          <table:table-cell office:value-type="string" table:style-name="ce89">
            <text:p>copyleft</text:p>
          </table:table-cell>
          <table:table-cell office:value-type="string" table:style-name="ce18">
            <text:p>strong</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Ricoh Source Code Public License " table:formula="of:=HYPERLINK(&quot;https://opensource.org/licenses/RSCPL&quot;;&quot;Ricoh Source Code Public License &quot;)" table:style-name="ce9">
            <text:p>Ricoh Source Code Public License<text:s/></text:p>
          </table:table-cell>
          <table:table-cell office:value-type="string" table:style-name="ce84">
            <text:p>RSCPL</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IL Open Font License 1.1" table:formula="of:=HYPERLINK(&quot;https://opensource.org/licenses/OFL-1.1&quot;;&quot;SIL Open Font License 1.1&quot;)" table:style-name="ce9">
            <text:p>SIL Open Font License 1.1</text:p>
          </table:table-cell>
          <table:table-cell office:value-type="string" table:style-name="ce84">
            <text:p>OFL-1.1</text:p>
          </table:table-cell>
          <table:table-cell office:value-type="string" office:string-value="copyleft" table:formula="of:=IF([.F79]=&quot;yes&quot;;&quot;SaaS&quot;;IF([.E79]=&quot;no&quot;;&quot;permissive&quot;;IF([.E79]=&quot;yes&quot;;&quot;copyleft&quot;;[.E79])))"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imple Public License 2.0 " table:formula="of:=HYPERLINK(&quot;https://opensource.org/licenses/Simple-2.0&quot;;&quot;Simple Public License 2.0 &quot;)" table:style-name="ce9">
            <text:p>Simple Public License 2.0<text:s/></text:p>
          </table:table-cell>
          <table:table-cell office:value-type="string" table:style-name="ce84">
            <text:p>SimPL-2.0</text:p>
          </table:table-cell>
          <table:table-cell office:value-type="string" office:string-value="copyleft" table:formula="of:=IF([.F80]=&quot;yes&quot;;&quot;SaaS&quot;;IF([.E80]=&quot;no&quot;;&quot;permissive&quot;;IF([.E80]=&quot;yes&quot;;&quot;copyleft&quot;;[.E80])))"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leepycat License " table:formula="of:=HYPERLINK(&quot;https://opensource.org/licenses/Sleepycat&quot;;&quot;Sleepycat License &quot;)" table:style-name="ce9">
            <text:p>Sleepycat License<text:s/></text:p>
          </table:table-cell>
          <table:table-cell office:value-type="string" table:style-name="ce84">
            <text:p>Sleepycat</text:p>
          </table:table-cell>
          <table:table-cell office:value-type="string" office:string-value="copyleft" table:formula="of:=IF([.F81]=&quot;yes&quot;;&quot;SaaS&quot;;IF([.E81]=&quot;no&quot;;&quot;permissive&quot;;IF([.E81]=&quot;yes&quot;;&quot;copyleft&quot;;[.E81])))" table:style-name="ce88">
            <text:p>copyleft</text:p>
          </table:table-cell>
          <table:table-cell office:value-type="string" table:style-name="ce18">
            <text:p>yes</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un Public License 1.0 " table:formula="of:=HYPERLINK(&quot;https://opensource.org/licenses/SPL-1.0&quot;;&quot;Sun Public License 1.0 &quot;)" table:style-name="ce9">
            <text:p>Sun Public License 1.0<text:s/></text:p>
          </table:table-cell>
          <table:table-cell office:value-type="string" table:style-name="ce84">
            <text:p>SPL-1.0</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Sybase Open Watcom Public License 1.0 (Watcom-1.0)" table:formula="of:=HYPERLINK(&quot;https://opensource.org/licenses/Watcom-1.0&quot;;&quot;Sybase Open Watcom Public License 1.0 (Watcom-1.0)&quot;)" table:style-name="ce9">
            <text:p>Sybase Open Watcom Public License 1.0 (Watcom-1.0)</text:p>
          </table:table-cell>
          <table:table-cell office:value-type="string" table:style-name="ce84">
            <text:p>Watcom-1.0</text:p>
          </table:table-cell>
          <table:table-cell office:value-type="string" office:string-value="copyleft" table:formula="of:=IF([.F83]=&quot;yes&quot;;&quot;SaaS&quot;;IF([.E83]=&quot;no&quot;;&quot;permissive&quot;;IF([.E83]=&quot;yes&quot;;&quot;copyleft&quot;;[.E83])))"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68">
            <text:p>The Unlicense</text:p>
          </table:table-cell>
          <table:table-cell office:value-type="string" table:style-name="ce84">
            <text:p>Unlicense</text:p>
          </table:table-cell>
          <table:table-cell office:value-type="string" office:string-value="permissive" table:formula="of:=IF([.F84]=&quot;yes&quot;;&quot;SaaS&quot;;IF([.E84]=&quot;no&quot;;&quot;permissive&quot;;IF([.E84]=&quot;yes&quot;;&quot;copyleft&quot;;[.E84])))"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University of Illinois/NCSA Open Source License " table:formula="of:=HYPERLINK(&quot;https://opensource.org/licenses/NCSA&quot;;&quot;University of Illinois/NCSA Open Source License &quot;)" table:style-name="ce9">
            <text:p>University of Illinois/NCSA Open Source License<text:s/></text:p>
          </table:table-cell>
          <table:table-cell office:value-type="string" table:style-name="ce84">
            <text:p>NCSA</text:p>
          </table:table-cell>
          <table:table-cell office:value-type="string" office:string-value="permissive" table:formula="of:=IF([.F85]=&quot;yes&quot;;&quot;SaaS&quot;;IF([.E85]=&quot;no&quot;;&quot;permissive&quot;;IF([.E85]=&quot;yes&quot;;&quot;copyleft&quot;;[.E85])))"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Universal Permissive License " table:formula="of:=HYPERLINK(&quot;https://opensource.org/licenses/UPL&quot;;&quot;Universal Permissive License &quot;)" table:style-name="ce9">
            <text:p>Universal Permissive License<text:s/></text:p>
          </table:table-cell>
          <table:table-cell office:value-type="string" table:style-name="ce84">
            <text:p>UPL</text:p>
          </table:table-cell>
          <table:table-cell office:value-type="string" office:string-value="permissive" table:formula="of:=IF([.F86]=&quot;yes&quot;;&quot;SaaS&quot;;IF([.E86]=&quot;no&quot;;&quot;permissive&quot;;IF([.E86]=&quot;yes&quot;;&quot;copyleft&quot;;[.E86])))"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table:style-name="ce70">
            <text:p>Upstream Compatibility License v1.0</text:p>
          </table:table-cell>
          <table:table-cell office:value-type="string" table:style-name="ce85">
            <text:p>UCL-1.0</text:p>
          </table:table-cell>
          <table:table-cell office:value-type="string" office:string-value="copyleft" table:formula="of:=IF([.F87]=&quot;yes&quot;;&quot;SaaS&quot;;IF([.E87]=&quot;no&quot;;&quot;permissive&quot;;IF([.E87]=&quot;yes&quot;;&quot;copyleft&quot;;[.E87])))" table:style-name="ce88">
            <text:p>copyleft</text:p>
          </table:table-cell>
          <table:table-cell office:value-type="string" table:style-name="ce18">
            <text:p>yes</text:p>
          </table:table-cell>
          <table:table-cell office:value-type="string" table:style-name="ce16">
            <text:p>no</text:p>
          </table:table-cell>
          <table:table-cell office:value-type="string" table:style-name="ce21">
            <text:p>yes</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Vovida Software License v. 1.0" table:formula="of:=HYPERLINK(&quot;https://opensource.org/licenses/VSL-1.0&quot;;&quot;Vovida Software License v. 1.0&quot;)" table:style-name="ce9">
            <text:p>Vovida Software License v. 1.0</text:p>
          </table:table-cell>
          <table:table-cell office:value-type="string" table:style-name="ce84">
            <text:p>VSL-1.0</text:p>
          </table:table-cell>
          <table:table-cell office:value-type="string" office:string-value="permissive" table:formula="of:=IF([.F88]=&quot;yes&quot;;&quot;SaaS&quot;;IF([.E88]=&quot;no&quot;;&quot;permissive&quot;;IF([.E88]=&quot;yes&quot;;&quot;copyleft&quot;;[.E88])))"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W3C License" table:formula="of:=HYPERLINK(&quot;https://opensource.org/licenses/W3C&quot;;&quot;W3C License&quot;)" table:style-name="ce9">
            <text:p>W3C License</text:p>
          </table:table-cell>
          <table:table-cell office:value-type="string" table:style-name="ce84">
            <text:p>W3C</text:p>
          </table:table-cell>
          <table:table-cell office:value-type="string" office:string-value="permissive" table:formula="of:=IF([.F89]=&quot;yes&quot;;&quot;SaaS&quot;;IF([.E89]=&quot;no&quot;;&quot;permissive&quot;;IF([.E89]=&quot;yes&quot;;&quot;copyleft&quot;;[.E89])))"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wxWindows Library License " table:formula="of:=HYPERLINK(&quot;https://opensource.org/licenses/WXwindows&quot;;&quot;wxWindows Library License &quot;)" table:style-name="ce9">
            <text:p>wxWindows Library License<text:s/></text:p>
          </table:table-cell>
          <table:table-cell office:value-type="string" table:style-name="ce84">
            <text:p>WXwindows</text:p>
          </table:table-cell>
          <table:table-cell office:value-type="string" table:style-name="ce89">
            <text:p>copyleft</text:p>
          </table:table-cell>
          <table:table-cell office:value-type="string" table:style-name="ce18">
            <text:p>weak</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X.Net License " table:formula="of:=HYPERLINK(&quot;https://opensource.org/licenses/xnet.php&quot;;&quot;X.Net License &quot;)" table:style-name="ce9">
            <text:p>X.Net License<text:s/></text:p>
          </table:table-cell>
          <table:table-cell office:value-type="string" table:style-name="ce84">
            <text:p>Xnet</text:p>
          </table:table-cell>
          <table:table-cell office:value-type="string" table:style-name="ce89">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ero Clause BSD License: see Free Public License 1.0.0" table:formula="of:=HYPERLINK(&quot;https://opensource.org/licenses/FPL-1.0.0&quot;;&quot;Zero Clause BSD License: see Free Public License 1.0.0&quot;)" table:style-name="ce9">
            <text:p>Zero Clause BSD License: see Free Public License 1.0.0</text:p>
          </table:table-cell>
          <table:table-cell office:value-type="string" table:style-name="ce84">
            <text:p>0BSD</text:p>
          </table:table-cell>
          <table:table-cell office:value-type="string" office:string-value="permissive" table:formula="of:=IF([.F92]=&quot;yes&quot;;&quot;SaaS&quot;;IF([.E92]=&quot;no&quot;;&quot;permissive&quot;;IF([.E92]=&quot;yes&quot;;&quot;copyleft&quot;;[.E92])))"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ope Public License 2.0 " table:formula="of:=HYPERLINK(&quot;https://opensource.org/licenses/ZPL-2.0&quot;;&quot;Zope Public License 2.0 &quot;)" table:style-name="ce9">
            <text:p>Zope Public License 2.0<text:s/></text:p>
          </table:table-cell>
          <table:table-cell office:value-type="string" table:style-name="ce84">
            <text:p>ZPL-2.0</text:p>
          </table:table-cell>
          <table:table-cell office:value-type="string" office:string-value="permissive" table:formula="of:=IF([.F93]=&quot;yes&quot;;&quot;SaaS&quot;;IF([.E93]=&quot;no&quot;;&quot;permissive&quot;;IF([.E93]=&quot;yes&quot;;&quot;copyleft&quot;;[.E93])))" table:style-name="ce88">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12"/>
          <table:table-cell office:value-type="string" table:style-name="ce16">
            <text:p>yes</text:p>
          </table:table-cell>
          <table:table-cell table:number-columns-repeated="4" table:style-name="ce12"/>
          <table:table-cell table:number-columns-repeated="16369"/>
        </table:table-row>
        <table:table-row table:style-name="ro25">
          <table:table-cell/>
          <table:table-cell office:value-type="string" office:string-value="zlib/libpng license " table:formula="of:=HYPERLINK(&quot;https://opensource.org/licenses/Zlib&quot;;&quot;zlib/libpng license &quot;)" table:style-name="ce9">
            <text:p>zlib/libpng license<text:s/></text:p>
          </table:table-cell>
          <table:table-cell office:value-type="string" table:style-name="ce84">
            <text:p>Zlib</text:p>
          </table:table-cell>
          <table:table-cell office:value-type="string" office:string-value="permissive" table:formula="of:=IF([.F94]=&quot;yes&quot;;&quot;SaaS&quot;;IF([.E94]=&quot;no&quot;;&quot;permissive&quot;;IF([.E94]=&quot;yes&quot;;&quot;copyleft&quot;;[.E94])))" table:style-name="ce90">
            <text:p>permissive</text:p>
          </table:table-cell>
          <table:table-cell office:value-type="string" table:style-name="ce14">
            <text:p>no</text:p>
          </table:table-cell>
          <table:table-cell office:value-type="string" table:style-name="ce16">
            <text:p>no</text:p>
          </table:table-cell>
          <table:table-cell office:value-type="string" table:style-name="ce18">
            <text:p>no</text:p>
          </table:table-cell>
          <table:table-cell office:value-type="string" table:style-name="ce21">
            <text:p>no</text:p>
          </table:table-cell>
          <table:table-cell table:number-columns-repeated="2" table:style-name="ce39"/>
          <table:table-cell office:value-type="string" table:style-name="ce71">
            <text:p>yes</text:p>
          </table:table-cell>
          <table:table-cell table:number-columns-repeated="4" table:style-name="ce39"/>
          <table:table-cell table:number-columns-repeated="16369"/>
        </table:table-row>
        <table:table-row table:style-name="ro25">
          <table:table-cell/>
          <table:table-cell table:style-name="ce1"/>
          <table:table-cell table:style-name="ce72"/>
          <table:table-cell table:style-name="ce91"/>
          <table:table-cell table:style-name="ce74"/>
          <table:table-cell table:style-name="ce72"/>
          <table:table-cell table:style-name="ce74"/>
          <table:table-cell table:style-name="ce72"/>
          <table:table-cell table:number-columns-repeated="16376" table:style-name="ce1"/>
        </table:table-row>
        <table:table-row table:style-name="ro1">
          <table:table-cell/>
          <table:table-cell table:number-columns-repeated="2" table:style-name="ce1"/>
          <table:table-cell table:style-name="ce86"/>
          <table:table-cell table:number-columns-repeated="16380" table:style-name="ce1"/>
        </table:table-row>
        <table:table-row table:number-rows-repeated="4" table:style-name="ro1">
          <table:table-cell/>
          <table:table-cell table:number-columns-repeated="2" table:style-name="ce1"/>
          <table:table-cell table:style-name="ce86"/>
          <table:table-cell table:number-columns-repeated="16380"/>
        </table:table-row>
        <table:table-row table:style-name="ro25">
          <table:table-cell/>
          <table:table-cell table:style-name="ce73"/>
          <table:table-cell/>
          <table:table-cell table:style-name="ce86"/>
          <table:table-cell table:number-columns-repeated="16380"/>
        </table:table-row>
        <table:table-row table:number-rows-repeated="909" table:style-name="ro1">
          <table:table-cell table:number-columns-repeated="3"/>
          <table:table-cell table:style-name="ce86"/>
          <table:table-cell table:number-columns-repeated="16380"/>
        </table:table-row>
        <table:table-row table:number-rows-repeated="1047566" table:style-name="ro1">
          <table:table-cell table:number-columns-repeated="16384"/>
        </table:table-row>
      </table:table>
      <table:table table:name="Example_Appendix_2_-_Unofficial" table:style-name="ta1">
        <table:table-column table:style-name="co14" table:default-cell-style-name="ce1"/>
        <table:table-column table:style-name="co8" table:default-cell-style-name="ce1"/>
        <table:table-column table:style-name="co15" table:default-cell-style-name="ce1"/>
        <table:table-column table:style-name="co16" table:default-cell-style-name="ce1"/>
        <table:table-column table:style-name="co2" table:default-cell-style-name="ce1"/>
        <table:table-column table:style-name="co10" table:default-cell-style-name="ce1"/>
        <table:table-column table:style-name="co17" table:default-cell-style-name="ce1"/>
        <table:table-column table:style-name="co18" table:default-cell-style-name="ce1"/>
        <table:table-column table:style-name="co2" table:number-columns-repeated="16376" table:default-cell-style-name="ce1"/>
        <table:table-row table:style-name="ro1">
          <table:table-cell table:style-name="ce40"/>
          <table:table-cell office:value-type="string" table:style-name="ce63">
            <text:p>Source Acceptability Steps</text:p>
          </table:table-cell>
          <table:table-cell table:style-name="ce40"/>
          <table:table-cell table:style-name="ce63"/>
          <table:table-cell table:number-columns-repeated="22"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float" office:value="1" table:style-name="ce38">
            <text:p>1</text:p>
          </table:table-cell>
          <table:table-cell office:value-type="string" table:style-name="ce38">
            <text:p>Identify the use case for the code</text:p>
          </table:table-cell>
          <table:table-cell table:number-columns-repeated="24" table:style-name="ce40"/>
          <table:table-cell table:number-columns-repeated="16358"/>
        </table:table-row>
        <table:table-row table:style-name="ro1">
          <table:table-cell office:value-type="float" office:value="2" table:formula="of:=[.A3]+1" table:style-name="ce38">
            <text:p>2</text:p>
          </table:table-cell>
          <table:table-cell office:value-type="string" table:style-name="ce38">
            <text:p>Identify the source of the code</text:p>
          </table:table-cell>
          <table:table-cell table:number-columns-repeated="24" table:style-name="ce40"/>
          <table:table-cell table:number-columns-repeated="16358"/>
        </table:table-row>
        <table:table-row table:style-name="ro1">
          <table:table-cell office:value-type="float" office:value="3" table:formula="of:=[.A4]+1" table:style-name="ce38">
            <text:p>3</text:p>
          </table:table-cell>
          <table:table-cell office:value-type="string" table:style-name="ce38">
            <text:p>Identify the licence under which the code is used</text:p>
          </table:table-cell>
          <table:table-cell table:number-columns-repeated="24" table:style-name="ce40"/>
          <table:table-cell table:number-columns-repeated="16358"/>
        </table:table-row>
        <table:table-row table:style-name="ro1">
          <table:table-cell office:value-type="float" office:value="4" table:formula="of:=[.A5]+1" table:style-name="ce38">
            <text:p>4</text:p>
          </table:table-cell>
          <table:table-cell office:value-type="string" table:style-name="ce38">
            <text:p>Identify whether the code has been modified</text:p>
          </table:table-cell>
          <table:table-cell table:number-columns-repeated="24" table:style-name="ce40"/>
          <table:table-cell table:number-columns-repeated="16358"/>
        </table:table-row>
        <table:table-row table:style-name="ro1">
          <table:table-cell office:value-type="float" office:value="5" table:formula="of:=[.A6]+1" table:style-name="ce38">
            <text:p>5</text:p>
          </table:table-cell>
          <table:table-cell office:value-type="string" table:style-name="ce38">
            <text:p>Apply code selection filter</text:p>
          </table:table-cell>
          <table:table-cell table:number-columns-repeated="24" table:style-name="ce40"/>
          <table:table-cell table:number-columns-repeated="16358"/>
        </table:table-row>
        <table:table-row table:style-name="ro1">
          <table:table-cell office:value-type="float" office:value="6" table:formula="of:=[.A7]+1" table:style-name="ce38">
            <text:p>6</text:p>
          </table:table-cell>
          <table:table-cell office:value-type="string" table:style-name="ce38">
            <text:p>Document the choice made for that piece of code</text:p>
          </table:table-cell>
          <table:table-cell table:number-columns-repeated="24" table:style-name="ce40"/>
          <table:table-cell table:number-columns-repeated="16358"/>
        </table:table-row>
        <table:table-row table:style-name="ro1">
          <table:table-cell office:value-type="float" office:value="7" table:formula="of:=[.A8]+1" table:style-name="ce38">
            <text:p>7</text:p>
          </table:table-cell>
          <table:table-cell office:value-type="string" table:style-name="ce38">
            <text:p>Prepare the compliance materials necessary for that piece of code</text:p>
          </table:table-cell>
          <table:table-cell table:number-columns-repeated="24" table:style-name="ce40"/>
          <table:table-cell table:number-columns-repeated="16358"/>
        </table:table-row>
        <table:table-row table:style-name="ro1">
          <table:table-cell office:value-type="float" office:value="8" table:formula="of:=[.A9]+1" table:style-name="ce38">
            <text:p>8</text:p>
          </table:table-cell>
          <table:table-cell office:value-type="string" table:style-name="ce38">
            <text:p>Publish the compliance materials</text:p>
          </table:table-cell>
          <table:table-cell table:number-columns-repeated="24"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table:style-name="ce40"/>
          <table:table-cell office:value-type="string" table:style-name="ce64">
            <text:p>Use Cases</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1" table:style-name="ce38">
            <text:p>1</text:p>
          </table:table-cell>
          <table:table-cell office:value-type="string" table:style-name="ce1">
            <text:p>Internal</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2" table:style-name="ce38">
            <text:p>2</text:p>
          </table:table-cell>
          <table:table-cell office:value-type="string" table:style-name="ce1">
            <text:p>Testing and Limited Distribution</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3" table:style-name="ce38">
            <text:p>3</text:p>
          </table:table-cell>
          <table:table-cell office:value-type="string" table:style-name="ce66">
            <text:p>SAAS Deployment (server)</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4" table:style-name="ce38">
            <text:p>4</text:p>
          </table:table-cell>
          <table:table-cell office:value-type="string" table:style-name="ce66">
            <text:p>SAAS Deployment (client)</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5" table:style-name="ce38">
            <text:p>5</text:p>
          </table:table-cell>
          <table:table-cell office:value-type="string" table:style-name="ce1">
            <text:p>General Distribution</text:p>
          </table:table-cell>
          <table:table-cell table:number-columns-repeated="2" table:style-name="ce65"/>
          <table:table-cell table:number-columns-repeated="22" table:style-name="ce40"/>
          <table:table-cell table:number-columns-repeated="16358"/>
        </table:table-row>
        <table:table-row table:style-name="ro1">
          <table:table-cell office:value-type="float" office:value="6" table:style-name="ce38">
            <text:p>6</text:p>
          </table:table-cell>
          <table:table-cell office:value-type="string" table:style-name="ce66">
            <text:p>[COMPANY named project]</text:p>
          </table:table-cell>
          <table:table-cell table:number-columns-repeated="2" table:style-name="ce65"/>
          <table:table-cell table:number-columns-repeated="22" table:style-name="ce40"/>
          <table:table-cell table:number-columns-repeated="16358"/>
        </table:table-row>
        <table:table-row table:number-rows-repeated="2" table:style-name="ro1">
          <table:table-cell table:style-name="ce40"/>
          <table:table-cell table:style-name="ce63"/>
          <table:table-cell table:number-columns-repeated="2" table:style-name="ce65"/>
          <table:table-cell table:number-columns-repeated="22" table:style-name="ce40"/>
          <table:table-cell table:number-columns-repeated="16358"/>
        </table:table-row>
        <table:table-row table:style-name="ro1">
          <table:table-cell table:style-name="ce40"/>
          <table:table-cell office:value-type="string" table:style-name="ce63">
            <office:annotation draw:style-name="a9" svg:x="2.55833333333333in" svg:y="4.64166666666667in" svg:width="8.39166666666667in" svg:height="0.591666666666667in">
              <dc:creator/>
              <text:p>Criteria and weighting to be determined by each company</text:p>
              <text:p/>
            </office:annotation>
            <text:p>Source Acceptability Criteria</text:p>
          </table:table-cell>
          <table:table-cell office:value-type="string" table:style-name="ce65">
            <text:p>Example (bad)</text:p>
          </table:table-cell>
          <table:table-cell office:value-type="string" table:style-name="ce65">
            <text:p>Example (good)</text:p>
          </table:table-cell>
          <table:table-cell table:number-columns-repeated="22" table:style-name="ce40"/>
          <table:table-cell table:number-columns-repeated="16358"/>
        </table:table-row>
        <table:table-row table:style-name="ro1">
          <table:table-cell table:style-name="ce40"/>
          <table:table-cell office:value-type="string" table:style-name="ce67">
            <text:p>Score</text:p>
          </table:table-cell>
          <table:table-cell office:value-type="float" office:value="0" table:style-name="ce69">
            <text:p>0</text:p>
          </table:table-cell>
          <table:table-cell office:value-type="float" office:value="10" table:style-name="ce69">
            <text:p>10</text:p>
          </table:table-cell>
          <table:table-cell table:number-columns-repeated="22" table:style-name="ce40"/>
          <table:table-cell table:number-columns-repeated="16358"/>
        </table:table-row>
        <table:table-row table:style-name="ro1">
          <table:table-cell office:value-type="float" office:value="1" table:style-name="ce38">
            <text:p>1</text:p>
          </table:table-cell>
          <table:table-cell office:value-type="string" table:style-name="ce38">
            <text:p>Commercial Sponsor</text:p>
          </table:table-cell>
          <table:table-cell office:value-type="string" table:style-name="ce38">
            <text:p>no one</text:p>
          </table:table-cell>
          <table:table-cell office:value-type="string" table:style-name="ce38">
            <text:p>Intel/IBM/Microsoft/Red Hat</text:p>
          </table:table-cell>
          <table:table-cell table:number-columns-repeated="22" table:style-name="ce40"/>
          <table:table-cell table:number-columns-repeated="16358"/>
        </table:table-row>
        <table:table-row table:style-name="ro1">
          <table:table-cell office:value-type="float" office:value="2" table:formula="of:=[.A23]+1" table:style-name="ce38">
            <text:p>2</text:p>
          </table:table-cell>
          <table:table-cell office:value-type="string" table:style-name="ce38">
            <text:p>Foundation sponsor</text:p>
          </table:table-cell>
          <table:table-cell office:value-type="string" table:style-name="ce38">
            <text:p>none</text:p>
          </table:table-cell>
          <table:table-cell office:value-type="string" table:style-name="ce38">
            <text:p>Linux Foundation/Apache Foundation/Eclipse Foundation</text:p>
          </table:table-cell>
          <table:table-cell table:number-columns-repeated="22" table:style-name="ce40"/>
          <table:table-cell table:number-columns-repeated="16358"/>
        </table:table-row>
        <table:table-row table:style-name="ro1">
          <table:table-cell office:value-type="float" office:value="3" table:formula="of:=[.A24]+1" table:style-name="ce38">
            <text:p>3</text:p>
          </table:table-cell>
          <table:table-cell office:value-type="string" table:style-name="ce38">
            <text:p>Code maturity</text:p>
          </table:table-cell>
          <table:table-cell office:value-type="string" table:style-name="ce38">
            <text:p>new</text:p>
          </table:table-cell>
          <table:table-cell office:value-type="string" table:style-name="ce38">
            <text:p>long-established</text:p>
          </table:table-cell>
          <table:table-cell table:number-columns-repeated="22" table:style-name="ce40"/>
          <table:table-cell table:number-columns-repeated="16358"/>
        </table:table-row>
        <table:table-row table:style-name="ro1">
          <table:table-cell office:value-type="float" office:value="4" table:formula="of:=[.A25]+1" table:style-name="ce38">
            <text:p>4</text:p>
          </table:table-cell>
          <table:table-cell office:value-type="string" table:style-name="ce38">
            <text:p>Stability</text:p>
          </table:table-cell>
          <table:table-cell office:value-type="string" table:style-name="ce38">
            <text:p>project has forked multiple times</text:p>
          </table:table-cell>
          <table:table-cell office:value-type="string" table:style-name="ce38">
            <text:p>project has never forked</text:p>
          </table:table-cell>
          <table:table-cell table:number-columns-repeated="22" table:style-name="ce40"/>
          <table:table-cell table:number-columns-repeated="16358"/>
        </table:table-row>
        <table:table-row table:style-name="ro1">
          <table:table-cell office:value-type="float" office:value="5" table:formula="of:=[.A26]+1" table:style-name="ce38">
            <text:p>5</text:p>
          </table:table-cell>
          <table:table-cell office:value-type="string" table:style-name="ce38">
            <text:p>Activity</text:p>
          </table:table-cell>
          <table:table-cell office:value-type="string" table:style-name="ce38">
            <text:p>no commits for 5 years</text:p>
          </table:table-cell>
          <table:table-cell office:value-type="string" table:style-name="ce38">
            <text:p>daily substantive commits</text:p>
          </table:table-cell>
          <table:table-cell table:number-columns-repeated="22" table:style-name="ce40"/>
          <table:table-cell table:number-columns-repeated="16358"/>
        </table:table-row>
        <table:table-row table:style-name="ro1">
          <table:table-cell office:value-type="float" office:value="6" table:formula="of:=[.A27]+1" table:style-name="ce38">
            <text:p>6</text:p>
          </table:table-cell>
          <table:table-cell office:value-type="string" table:style-name="ce38">
            <text:p>Reputation</text:p>
          </table:table-cell>
          <table:table-cell office:value-type="string" table:style-name="ce38">
            <text:p>multiple enforcement actions</text:p>
          </table:table-cell>
          <table:table-cell office:value-type="string" table:style-name="ce38">
            <text:p>no enforcement action</text:p>
          </table:table-cell>
          <table:table-cell table:number-columns-repeated="22" table:style-name="ce40"/>
          <table:table-cell table:number-columns-repeated="16358"/>
        </table:table-row>
        <table:table-row table:style-name="ro2">
          <table:table-cell office:value-type="float" office:value="7" table:formula="of:=[.A28]+1" table:style-name="ce38">
            <text:p>7</text:p>
          </table:table-cell>
          <table:table-cell office:value-type="string" table:style-name="ce38">
            <text:p>Quality</text:p>
          </table:table-cell>
          <table:table-cell office:value-type="string" table:style-name="ce38">
            <text:p>Buggy</text:p>
          </table:table-cell>
          <table:table-cell office:value-type="string" table:style-name="ce38">
            <text:p>Stable</text:p>
          </table:table-cell>
          <table:table-cell table:number-columns-repeated="22" table:style-name="ce40"/>
          <table:table-cell table:number-columns-repeated="16358"/>
        </table:table-row>
        <table:table-row table:style-name="ro2">
          <table:table-cell office:value-type="float" office:value="8" table:formula="of:=[.A29]+1" table:style-name="ce38">
            <text:p>8</text:p>
          </table:table-cell>
          <table:table-cell office:value-type="string" table:style-name="ce38">
            <text:p>Security</text:p>
          </table:table-cell>
          <table:table-cell office:value-type="string" table:style-name="ce38">
            <text:p>Known multiple security issues</text:p>
          </table:table-cell>
          <table:table-cell office:value-type="string" table:style-name="ce38">
            <office:annotation draw:style-name="a10" svg:x="8.325in" svg:y="6.525in" svg:width="6.00833333333333in" svg:height="0.491666666666667in">
              <dc:creator/>
              <text:p>No software greater than 0 bytes in length falls into this category</text:p>
            </office:annotation>
            <text:p>No security issues exist</text:p>
          </table:table-cell>
          <table:table-cell table:number-columns-repeated="22" table:style-name="ce40"/>
          <table:table-cell table:number-columns-repeated="16358"/>
        </table:table-row>
        <table:table-row table:style-name="ro12">
          <table:table-cell office:value-type="float" office:value="9" table:formula="of:=[.A30]+1" table:style-name="ce38">
            <text:p>9</text:p>
          </table:table-cell>
          <table:table-cell office:value-type="string" table:style-name="ce38">
            <text:p>Community involvement</text:p>
          </table:table-cell>
          <table:table-cell office:value-type="string" table:style-name="ce38">
            <text:p>We are not and do not want to be involved in this community</text:p>
          </table:table-cell>
          <table:table-cell office:value-type="string" table:style-name="ce38">
            <text:p>We are or want to be heavily involved in the community</text:p>
          </table:table-cell>
          <table:table-cell table:number-columns-repeated="22" table:style-name="ce40"/>
          <table:table-cell table:number-columns-repeated="16358"/>
        </table:table-row>
        <table:table-row table:style-name="ro2">
          <table:table-cell table:style-name="ce40"/>
          <table:table-cell table:style-name="ce63"/>
          <table:table-cell table:number-columns-repeated="24" table:style-name="ce40"/>
          <table:table-cell table:number-columns-repeated="16358"/>
        </table:table-row>
        <table:table-row table:style-name="ro2">
          <table:table-cell table:style-name="ce40"/>
          <table:table-cell table:style-name="ce63"/>
          <table:table-cell table:style-name="ce38"/>
          <table:table-cell table:number-columns-repeated="23" table:style-name="ce40"/>
          <table:table-cell table:number-columns-repeated="16358"/>
        </table:table-row>
        <table:table-row table:style-name="ro12">
          <table:table-cell table:style-name="ce40"/>
          <table:table-cell office:value-type="string" table:style-name="ce63">
            <office:annotation draw:style-name="a11" svg:x="2.55833333333333in" svg:y="7.625in" svg:width="8.39166666666667in" svg:height="0.308333333333333in">
              <dc:creator/>
              <text:p>Company to determine its own filters</text:p>
            </office:annotation>
            <text:p>Code selection filter</text:p>
          </table:table-cell>
          <table:table-cell office:value-type="string" table:style-name="ce38">
            <text:p>(if combination is not specified, use is is subject to referral to Open Source Lead)</text:p>
          </table:table-cell>
          <table:table-cell table:number-columns-repeated="23" table:style-name="ce40"/>
          <table:table-cell table:number-columns-repeated="16358"/>
        </table:table-row>
        <table:table-row table:style-name="ro2">
          <table:table-cell table:style-name="ce40"/>
          <table:table-cell office:value-type="string" table:style-name="ce63">
            <text:p>Use case</text:p>
          </table:table-cell>
          <table:table-cell office:value-type="string" table:style-name="ce63">
            <text:p>Source Acceptability</text:p>
          </table:table-cell>
          <table:table-cell office:value-type="string" table:style-name="ce63">
            <text:p>Licence</text:p>
          </table:table-cell>
          <table:table-cell office:value-type="string" table:style-name="ce63">
            <text:p>Modified</text:p>
          </table:table-cell>
          <table:table-cell office:value-type="string" table:style-name="ce63">
            <text:p>Outcome</text:p>
          </table:table-cell>
          <table:table-cell office:value-type="string" table:style-name="ce63">
            <text:p>Notes</text:p>
          </table:table-cell>
          <table:table-cell table:number-columns-repeated="19" table:style-name="ce40"/>
          <table:table-cell table:number-columns-repeated="16358"/>
        </table:table-row>
        <table:table-row table:style-name="ro2">
          <table:table-cell table:style-name="ce40"/>
          <table:table-cell office:value-type="string" table:style-name="ce38">
            <text:p>Internal</text:p>
          </table:table-cell>
          <table:table-cell office:value-type="string" table:style-name="ce38">
            <text:p>&gt;2</text:p>
          </table:table-cell>
          <table:table-cell office:value-type="string" table:style-name="ce38">
            <text:p>Any</text:p>
          </table:table-cell>
          <table:table-cell office:value-type="string" table:style-name="ce38">
            <text:p>Any</text:p>
          </table:table-cell>
          <table:table-cell office:value-type="string" table:style-name="ce38">
            <text:p>Permitted</text:p>
          </table:table-cell>
          <table:table-cell table:number-columns-repeated="20" table:style-name="ce40"/>
          <table:table-cell table:number-columns-repeated="16358"/>
        </table:table-row>
        <table:table-row table:style-name="ro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Permissive</text:p>
          </table:table-cell>
          <table:table-cell office:value-type="string" table:style-name="ce38">
            <text:p>No</text:p>
          </table:table-cell>
          <table:table-cell office:value-type="string" table:style-name="ce38">
            <text:p>Permitted</text:p>
          </table:table-cell>
          <table:table-cell table:number-columns-repeated="20" table:style-name="ce40"/>
          <table:table-cell table:number-columns-repeated="16358"/>
        </table:table-row>
        <table:table-row table:style-name="ro1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Permissive</text:p>
          </table:table-cell>
          <table:table-cell office:value-type="string" table:style-name="ce38">
            <text:p>Yes</text:p>
          </table:table-cell>
          <table:table-cell office:value-type="string" table:style-name="ce38">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12">
          <table:table-cell table:style-name="ce40"/>
          <table:table-cell office:value-type="string" table:style-name="ce38">
            <text:p>Testing and limited distribution</text:p>
          </table:table-cell>
          <table:table-cell office:value-type="string" table:style-name="ce38">
            <text:p>&gt;4</text:p>
          </table:table-cell>
          <table:table-cell office:value-type="string" table:style-name="ce38">
            <text:p>SaaS Distribution</text:p>
          </table:table-cell>
          <table:table-cell office:value-type="string" table:style-name="ce38">
            <text:p>Yes</text:p>
          </table:table-cell>
          <table:table-cell office:value-type="string" table:style-name="ce38">
            <text:p>Permitted</text:p>
          </table:table-cell>
          <table:table-cell office:value-type="string" table:style-name="ce38">
            <text:p>Ensure contract with recipient covers permitted use cases</text:p>
          </table:table-cell>
          <table:table-cell table:number-columns-repeated="19" table:style-name="ce40"/>
          <table:table-cell table:number-columns-repeated="16358"/>
        </table:table-row>
        <table:table-row table:style-name="ro1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Permissive</text:p>
          </table:table-cell>
          <table:table-cell office:value-type="string" table:style-name="ce38">
            <text:p>Any</text:p>
          </table:table-cell>
          <table:table-cell office:value-type="string" table:style-name="ce38">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Copyleft</text:p>
          </table:table-cell>
          <table:table-cell office:value-type="string" table:style-name="ce38">
            <text:p>Any</text:p>
          </table:table-cell>
          <table:table-cell office:value-type="string" table:style-name="ce38">
            <text:p>Prohibited</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Client)</text:p>
          </table:table-cell>
          <table:table-cell office:value-type="string" table:style-name="ce38">
            <text:p>&gt;6</text:p>
          </table:table-cell>
          <table:table-cell office:value-type="string" table:style-name="ce38">
            <text:p>Copyleft</text:p>
          </table:table-cell>
          <table:table-cell office:value-type="string" table:style-name="ce38">
            <text:p>No</text:p>
          </table:table-cell>
          <table:table-cell office:value-type="string" table:style-name="ce38">
            <text:p>Permitted if compatible</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SaaS Distribution</text:p>
          </table:table-cell>
          <table:table-cell office:value-type="string" table:style-name="ce38">
            <text:p>Any</text:p>
          </table:table-cell>
          <table:table-cell office:value-type="string" table:style-name="ce38">
            <text:p>Refer</text:p>
          </table:table-cell>
          <table:table-cell table:number-columns-repeated="20"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Copyleft</text:p>
          </table:table-cell>
          <table:table-cell office:value-type="string" table:style-name="ce38">
            <text:p>Any</text:p>
          </table:table-cell>
          <table:table-cell office:value-type="string" table:style-name="ce38">
            <text:p>Permit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SaaS Deployment (Server)</text:p>
          </table:table-cell>
          <table:table-cell office:value-type="string" table:style-name="ce38">
            <text:p>&gt;6</text:p>
          </table:table-cell>
          <table:table-cell office:value-type="string" table:style-name="ce38">
            <text:p>Permissive</text:p>
          </table:table-cell>
          <table:table-cell office:value-type="string" table:style-name="ce38">
            <text:p>Any</text:p>
          </table:table-cell>
          <table:table-cell office:value-type="string" table:style-name="ce38">
            <text:p>Permit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SaaS Distribution</text:p>
          </table:table-cell>
          <table:table-cell office:value-type="string" table:style-name="ce38">
            <text:p>Yes</text:p>
          </table:table-cell>
          <table:table-cell office:value-type="string" table:style-name="ce38">
            <text:p>Prohibited</text:p>
          </table:table-cell>
          <table:table-cell table:style-name="ce38"/>
          <table:table-cell table:number-columns-repeated="19" table:style-name="ce40"/>
          <table:table-cell table:number-columns-repeated="16358"/>
        </table:table-row>
        <table:table-row table:style-name="ro2">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Copyleft (strong)</text:p>
          </table:table-cell>
          <table:table-cell office:value-type="string" table:style-name="ce38">
            <text:p>Any</text:p>
          </table:table-cell>
          <table:table-cell office:value-type="string" table:style-name="ce38">
            <text:p>Prohibited</text:p>
          </table:table-cell>
          <table:table-cell table:style-name="ce38"/>
          <table:table-cell table:number-columns-repeated="19" table:style-name="ce40"/>
          <table:table-cell table:number-columns-repeated="16358"/>
        </table:table-row>
        <table:table-row table:style-name="ro16">
          <table:table-cell table:style-name="ce40"/>
          <table:table-cell office:value-type="string" table:style-name="ce38">
            <text:p>General Distribution</text:p>
          </table:table-cell>
          <table:table-cell office:value-type="string" table:style-name="ce38">
            <text:p>&gt;8</text:p>
          </table:table-cell>
          <table:table-cell office:value-type="string" table:style-name="ce38">
            <text:p>Copyleft (weak)</text:p>
          </table:table-cell>
          <table:table-cell office:value-type="string" table:style-name="ce38">
            <text:p>No</text:p>
          </table:table-cell>
          <table:table-cell office:value-type="string" table:style-name="ce38">
            <text:p>Permitted</text:p>
          </table:table-cell>
          <table:table-cell office:value-type="string" table:style-name="ce38">
            <text:p>Ensure notices are supplied/updated. Take care with LGPL</text:p>
          </table:table-cell>
          <table:table-cell table:number-columns-repeated="19" table:style-name="ce40"/>
          <table:table-cell table:number-columns-repeated="16358"/>
        </table:table-row>
        <table:table-row table:style-name="ro12">
          <table:table-cell table:style-name="ce40"/>
          <table:table-cell office:value-type="string" table:style-name="ce66">
            <text:p>General Distribution</text:p>
          </table:table-cell>
          <table:table-cell office:value-type="string" table:style-name="ce66">
            <text:p>&gt;8</text:p>
          </table:table-cell>
          <table:table-cell office:value-type="string" table:style-name="ce66">
            <text:p>Permissive</text:p>
          </table:table-cell>
          <table:table-cell office:value-type="string" table:style-name="ce66">
            <text:p>Any</text:p>
          </table:table-cell>
          <table:table-cell office:value-type="string" table:style-name="ce66">
            <text:p>Permitted</text:p>
          </table:table-cell>
          <table:table-cell office:value-type="string" table:style-name="ce38">
            <text:p>Ensure notices are supplied/updated.</text:p>
          </table:table-cell>
          <table:table-cell table:number-columns-repeated="19" table:style-name="ce40"/>
          <table:table-cell table:number-columns-repeated="16358"/>
        </table:table-row>
        <table:table-row table:style-name="ro2">
          <table:table-cell table:style-name="ce40"/>
          <table:table-cell office:value-type="string" table:style-name="ce38">
            <text:p>Any</text:p>
          </table:table-cell>
          <table:table-cell office:value-type="string" table:style-name="ce38">
            <text:p>&lt;3</text:p>
          </table:table-cell>
          <table:table-cell office:value-type="string" table:style-name="ce38">
            <text:p>Any</text:p>
          </table:table-cell>
          <table:table-cell office:value-type="string" table:style-name="ce38">
            <text:p>Any</text:p>
          </table:table-cell>
          <table:table-cell office:value-type="string" table:style-name="ce38">
            <text:p>Prohibited</text:p>
          </table:table-cell>
          <table:table-cell table:number-columns-repeated="20" table:style-name="ce40"/>
          <table:table-cell table:number-columns-repeated="16358"/>
        </table:table-row>
        <table:table-row table:style-name="ro2">
          <table:table-cell table:style-name="ce40"/>
          <table:table-cell office:value-type="string" table:style-name="ce38">
            <text:p>Any</text:p>
          </table:table-cell>
          <table:table-cell office:value-type="string" table:style-name="ce38">
            <text:p>&gt;2</text:p>
          </table:table-cell>
          <table:table-cell office:value-type="string" table:style-name="ce38">
            <text:p>Proprietary</text:p>
          </table:table-cell>
          <table:table-cell office:value-type="string" table:style-name="ce38">
            <text:p>Any</text:p>
          </table:table-cell>
          <table:table-cell office:value-type="string" table:style-name="ce38">
            <text:p>Refer</text:p>
          </table:table-cell>
          <table:table-cell table:number-columns-repeated="20" table:style-name="ce40"/>
          <table:table-cell table:number-columns-repeated="16358"/>
        </table:table-row>
        <table:table-row table:number-rows-repeated="971" table:style-name="ro2">
          <table:table-cell table:number-columns-repeated="26" table:style-name="ce40"/>
          <table:table-cell table:number-columns-repeated="16358"/>
        </table:table-row>
        <table:table-row table:number-rows-repeated="1047554" table:style-name="ro1">
          <table:table-cell table:number-columns-repeated="16384"/>
        </table:table-row>
      </table:table>
      <table:table table:name="Example_Appendix_3_-_Unofficial" table:style-name="ta1">
        <table:table-column table:style-name="co19" table:number-columns-repeated="26" table:default-cell-style-name="ce1"/>
        <table:table-column table:style-name="co2" table:number-columns-repeated="16358" table:default-cell-style-name="ce1"/>
        <table:table-row table:style-name="ro1">
          <table:table-cell office:value-type="string" table:style-name="ce63">
            <text:p>Incident Severity Criteria</text:p>
          </table:table-cell>
          <table:table-cell table:number-columns-repeated="25" table:style-name="ce40"/>
          <table:table-cell table:number-columns-repeated="16358"/>
        </table:table-row>
        <table:table-row table:style-name="ro1">
          <table:table-cell office:value-type="string" table:style-name="ce65">
            <text:p>Factors to be taken in to account when determining the potential severity of a open source Noncompliance</text:p>
          </table:table-cell>
          <table:table-cell table:number-columns-repeated="25"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string" table:style-name="ce38">
            <text:p>Reputational risk (customers, investors and affected OSS projects)</text:p>
          </table:table-cell>
          <table:table-cell table:number-columns-repeated="25" table:style-name="ce40"/>
          <table:table-cell table:number-columns-repeated="16358"/>
        </table:table-row>
        <table:table-row table:style-name="ro1">
          <table:table-cell office:value-type="string" table:style-name="ce38">
            <text:p>Availalability of compliant component</text:p>
          </table:table-cell>
          <table:table-cell table:number-columns-repeated="25" table:style-name="ce40"/>
          <table:table-cell table:number-columns-repeated="16358"/>
        </table:table-row>
        <table:table-row table:style-name="ro1">
          <table:table-cell office:value-type="string" table:style-name="ce38">
            <text:p>Cost/ease of re-working, or implementing workaround</text:p>
          </table:table-cell>
          <table:table-cell table:number-columns-repeated="25" table:style-name="ce40"/>
          <table:table-cell table:number-columns-repeated="16358"/>
        </table:table-row>
        <table:table-row table:style-name="ro1">
          <table:table-cell office:value-type="string" table:style-name="ce38">
            <text:p>Non-compliant code deployed internally, externally or on a SaaS basis?</text:p>
          </table:table-cell>
          <table:table-cell table:number-columns-repeated="25" table:style-name="ce40"/>
          <table:table-cell table:number-columns-repeated="16358"/>
        </table:table-row>
        <table:table-row table:style-name="ro1">
          <table:table-cell office:value-type="string" table:style-name="ce38">
            <text:p>Danger of injuntive relief</text:p>
          </table:table-cell>
          <table:table-cell table:number-columns-repeated="25" table:style-name="ce40"/>
          <table:table-cell table:number-columns-repeated="16358"/>
        </table:table-row>
        <table:table-row table:style-name="ro1">
          <table:table-cell office:value-type="string" table:style-name="ce38">
            <text:p>Danger of damages</text:p>
          </table:table-cell>
          <table:table-cell table:number-columns-repeated="25" table:style-name="ce40"/>
          <table:table-cell table:number-columns-repeated="16358"/>
        </table:table-row>
        <table:table-row table:style-name="ro1">
          <table:table-cell office:value-type="string" table:style-name="ce38">
            <text:p>Concerns about releasing proprietary code</text:p>
          </table:table-cell>
          <table:table-cell table:number-columns-repeated="25" table:style-name="ce40"/>
          <table:table-cell table:number-columns-repeated="16358"/>
        </table:table-row>
        <table:table-row table:style-name="ro1">
          <table:table-cell office:value-type="string" table:style-name="ce38">
            <text:p>Danger of claims from customers</text:p>
          </table:table-cell>
          <table:table-cell table:number-columns-repeated="25" table:style-name="ce40"/>
          <table:table-cell table:number-columns-repeated="16358"/>
        </table:table-row>
        <table:table-row table:style-name="ro1">
          <table:table-cell office:value-type="string" table:style-name="ce38">
            <text:p>Relevant open source enforcement code</text:p>
          </table:table-cell>
          <table:table-cell table:number-columns-repeated="25" table:style-name="ce40"/>
          <table:table-cell table:number-columns-repeated="16358"/>
        </table:table-row>
        <table:table-row table:style-name="ro1">
          <table:table-cell table:number-columns-repeated="26" table:style-name="ce40"/>
          <table:table-cell table:number-columns-repeated="16358"/>
        </table:table-row>
        <table:table-row table:style-name="ro1">
          <table:table-cell office:value-type="string" table:style-name="ce63">
            <text:p>Incident response criteria</text:p>
          </table:table-cell>
          <table:table-cell table:number-columns-repeated="25" table:style-name="ce40"/>
          <table:table-cell table:number-columns-repeated="16358"/>
        </table:table-row>
        <table:table-row table:style-name="ro1">
          <table:table-cell office:value-type="string" table:style-name="ce38">
            <text:p>Update and publish non-compliant notices</text:p>
          </table:table-cell>
          <table:table-cell table:number-columns-repeated="25" table:style-name="ce40"/>
          <table:table-cell table:number-columns-repeated="16358"/>
        </table:table-row>
        <table:table-row table:style-name="ro1">
          <table:table-cell office:value-type="string" table:style-name="ce38">
            <text:p>Select equivalent and compliant component</text:p>
          </table:table-cell>
          <table:table-cell table:number-columns-repeated="25" table:style-name="ce40"/>
          <table:table-cell table:number-columns-repeated="16358"/>
        </table:table-row>
        <table:table-row table:style-name="ro1">
          <table:table-cell office:value-type="string" table:style-name="ce38">
            <text:p>Rework code to include compliant components</text:p>
          </table:table-cell>
          <table:table-cell table:number-columns-repeated="25" table:style-name="ce40"/>
          <table:table-cell table:number-columns-repeated="16358"/>
        </table:table-row>
        <table:table-row table:style-name="ro1">
          <table:table-cell office:value-type="string" table:style-name="ce38">
            <text:p>Change mode of distribution to bring component into compliance</text:p>
          </table:table-cell>
          <table:table-cell table:number-columns-repeated="25" table:style-name="ce40"/>
          <table:table-cell table:number-columns-repeated="16358"/>
        </table:table-row>
        <table:table-row table:style-name="ro1">
          <table:table-cell office:value-type="string" table:style-name="ce38">
            <text:p>Seek alternative licence to bring code into compliance</text:p>
          </table:table-cell>
          <table:table-cell table:number-columns-repeated="25" table:style-name="ce40"/>
          <table:table-cell table:number-columns-repeated="16358"/>
        </table:table-row>
        <table:table-row table:number-rows-repeated="9" table:style-name="ro1">
          <table:table-cell table:number-columns-repeated="26" table:style-name="ce40"/>
          <table:table-cell table:number-columns-repeated="16358"/>
        </table:table-row>
        <table:table-row table:number-rows-repeated="975" table:style-name="ro2">
          <table:table-cell table:number-columns-repeated="26" table:style-name="ce40"/>
          <table:table-cell table:number-columns-repeated="16358"/>
        </table:table-row>
        <table:table-row table:number-rows-repeated="1047573" table:style-name="ro1">
          <table:table-cell table:number-columns-repeated="16384"/>
        </table:table-row>
      </table:table>
      <table:database-ranges>
        <table:database-range table:target-range-address="The_OpenChain_Open_Source_Polic.A1:The_OpenChain_Open_Source_Polic.D6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apple-system" svg:font-family="-apple-system"/>
    <style:font-face style:name="Roboto" svg:font-family="Roboto"/>
    <style:font-face style:name="-webkit-standard" svg:font-family="-webkit-standard"/>
    <style:font-face style:name="&quot;Open Sans&quot;" svg:font-family="&quot;&quot;Open Sans&quot;&quot;"/>
    <style:font-face style:name="Inconsolata" svg:font-family="Inconsolat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Zavras, Alexios</dc:creator>
    <meta:creation-date>2019-08-05T13:25:12Z</meta:creation-date>
    <dc:date>2019-08-05T13:25:12Z</dc:date>
  </office:meta>
</office:document-meta>
</file>